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Tabella1" style:family="table" style:master-page-name="MP0">
      <style:table-properties style:width="17.336cm" fo:margin-left="0.009cm" style:page-number="auto" table:align="left"/>
    </style:style>
    <style:style style:name="Tabella1.A" style:family="table-column">
      <style:table-column-properties style:column-width="4.636cm"/>
    </style:style>
    <style:style style:name="Tabella1.B" style:family="table-column">
      <style:table-column-properties style:column-width="1.905cm"/>
    </style:style>
    <style:style style:name="Tabella1.C" style:family="table-column">
      <style:table-column-properties style:column-width="1.757cm"/>
    </style:style>
    <style:style style:name="Tabella1.D" style:family="table-column">
      <style:table-column-properties style:column-width="9.038cm"/>
    </style:style>
    <style:style style:name="Tabel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7" style:family="table-row">
      <style:table-row-properties fo:keep-together="always" style:use-optimal-row-height="false"/>
    </style:style>
    <style:style style:name="Tabella1.11" style:family="table-row">
      <style:table-row-properties style:min-row-height="0.716cm" style:use-optimal-row-height="false"/>
    </style:style>
    <style:style style:name="Tabella1.18" style:family="table-row">
      <style:table-row-properties style:min-row-height="0.559cm" fo:keep-together="always" style:use-optimal-row-height="false"/>
    </style:style>
    <style:style style:name="Tabella1.23" style:family="table-row">
      <style:table-row-properties style:min-row-height="1.286cm" style:use-optimal-row-height="false"/>
    </style:style>
    <style:style style:name="Tabella2" style:family="table">
      <style:table-properties style:width="17.336cm" fo:margin-left="0.009cm" table:align="left"/>
    </style:style>
    <style:style style:name="Tabella2.A" style:family="table-column">
      <style:table-column-properties style:column-width="4.636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4.445cm"/>
    </style:style>
    <style:style style:name="Tabella2.D" style:family="table-column">
      <style:table-column-properties style:column-width="6.35cm"/>
    </style:style>
    <style:style style:name="Tabel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7" style:family="table-row">
      <style:table-row-properties fo:keep-together="always" style:use-optimal-row-height="false"/>
    </style:style>
    <style:style style:name="Tabella2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11" style:family="table-row">
      <style:table-row-properties style:min-row-height="0.716cm" style:use-optimal-row-height="false"/>
    </style:style>
    <style:style style:name="Tabella2.18" style:family="table-row">
      <style:table-row-properties style:min-row-height="0.559cm" fo:keep-together="always" style:use-optimal-row-height="false"/>
    </style:style>
    <style:style style:name="Tabella3" style:family="table">
      <style:table-properties style:width="17.336cm" fo:margin-left="0.009cm" table:align="left"/>
    </style:style>
    <style:style style:name="Tabella3.A" style:family="table-column">
      <style:table-column-properties style:column-width="4.636cm"/>
    </style:style>
    <style:style style:name="Tabella3.B" style:family="table-column">
      <style:table-column-properties style:column-width="1.905cm"/>
    </style:style>
    <style:style style:name="Tabella3.C" style:family="table-column">
      <style:table-column-properties style:column-width="4.445cm"/>
    </style:style>
    <style:style style:name="Tabella3.D" style:family="table-column">
      <style:table-column-properties style:column-width="6.35cm"/>
    </style:style>
    <style:style style:name="Tabel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4" style:family="table-row">
      <style:table-row-properties style:min-row-height="0.73cm" style:use-optimal-row-height="false"/>
    </style:style>
    <style:style style:name="Tabella3.7" style:family="table-row">
      <style:table-row-properties fo:keep-together="always" style:use-optimal-row-height="false"/>
    </style:style>
    <style:style style:name="Tabella3.8" style:family="table-row">
      <style:table-row-properties fo:keep-together="always" style:use-optimal-row-height="false"/>
    </style:style>
    <style:style style:name="Tabella3.9" style:family="table-row">
      <style:table-row-properties fo:keep-together="always" style:use-optimal-row-height="false"/>
    </style:style>
    <style:style style:name="Tabella3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11" style:family="table-row">
      <style:table-row-properties style:min-row-height="0.716cm" style:use-optimal-row-height="false"/>
    </style:style>
    <style:style style:name="Tabella3.14" style:family="table-row">
      <style:table-row-properties fo:keep-together="always" style:use-optimal-row-height="false"/>
    </style:style>
    <style:style style:name="Tabella3.15" style:family="table-row">
      <style:table-row-properties fo:keep-together="always" style:use-optimal-row-height="false"/>
    </style:style>
    <style:style style:name="Tabella3.16" style:family="table-row">
      <style:table-row-properties fo:keep-together="always" style:use-optimal-row-height="false"/>
    </style:style>
    <style:style style:name="Tabella3.17" style:family="table-row">
      <style:table-row-properties fo:keep-together="always" style:use-optimal-row-height="false"/>
    </style:style>
    <style:style style:name="Tabella3.18" style:family="table-row">
      <style:table-row-properties style:min-row-height="0.564cm" fo:keep-together="always" style:use-optimal-row-height="false"/>
    </style:style>
    <style:style style:name="Tabella3.19" style:family="table-row">
      <style:table-row-properties fo:keep-together="always" style:use-optimal-row-height="false"/>
    </style:style>
    <style:style style:name="Tabella3.20" style:family="table-row">
      <style:table-row-properties fo:keep-together="always" style:use-optimal-row-height="false"/>
    </style:style>
    <style:style style:name="Tabella3.21" style:family="table-row">
      <style:table-row-properties fo:keep-together="always" style:use-optimal-row-height="false"/>
    </style:style>
    <style:style style:name="Tabella3.22" style:family="table-row">
      <style:table-row-properties fo:keep-together="always" style:use-optimal-row-height="false"/>
    </style:style>
    <style:style style:name="Tabella4" style:family="table">
      <style:table-properties style:width="17.33cm" fo:margin-left="0cm" table:align="left"/>
    </style:style>
    <style:style style:name="Tabella4.A" style:family="table-column">
      <style:table-column-properties style:column-width="4.63cm"/>
    </style:style>
    <style:style style:name="Tabella4.B" style:family="table-column">
      <style:table-column-properties style:column-width="1.907cm"/>
    </style:style>
    <style:style style:name="Tabella4.C" style:family="table-column">
      <style:table-column-properties style:column-width="4.443cm"/>
    </style:style>
    <style:style style:name="Tabella4.D" style:family="table-column">
      <style:table-column-properties style:column-width="6.35cm"/>
    </style:style>
    <style:style style:name="Tabella4.A1" style:family="table-cell">
      <style:table-cell-properties fo:padding-left="0.191cm" fo:padding-right="0.191cm" fo:padding-top="0.049cm" fo:padding-bottom="0.049cm" fo:border="0.25pt solid #000000" style:writing-mode="lr-tb"/>
    </style:style>
    <style:style style:name="Tabella4.4" style:family="table-row">
      <style:table-row-properties style:min-row-height="0.741cm" style:use-optimal-row-height="false"/>
    </style:style>
    <style:style style:name="Tabella4.B9" style:family="table-cell">
      <style:table-cell-properties fo:padding-left="0.191cm" fo:padding-right="0.191cm" fo:padding-top="0.049cm" fo:padding-bottom="0.049cm" fo:border-left="0.25pt solid #000000" fo:border-right="0.25pt solid #000000" fo:border-top="none" fo:border-bottom="0.25pt solid #000000" style:writing-mode="lr-tb"/>
    </style:style>
    <style:style style:name="Tabella4.11" style:family="table-row">
      <style:table-row-properties style:min-row-height="0.714cm" style:use-optimal-row-height="false"/>
    </style:style>
    <style:style style:name="Tabella4.13" style:family="table-row">
      <style:table-row-properties style:min-row-height="1.141cm" style:use-optimal-row-height="false"/>
    </style:style>
    <style:style style:name="Tabella4.A13" style:family="table-cell">
      <style:table-cell-properties fo:padding-left="0.191cm" fo:padding-right="0.191cm" fo:padding-top="0.049cm" fo:padding-bottom="0.049cm" fo:border-left="0.25pt solid #000000" fo:border-right="none" fo:border-top="0.25pt solid #000000" fo:border-bottom="0.25pt solid #000000" style:writing-mode="lr-tb"/>
    </style:style>
    <style:style style:name="Tabella4.14" style:family="table-row">
      <style:table-row-properties fo:keep-together="always" style:use-optimal-row-height="false"/>
    </style:style>
    <style:style style:name="Tabel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15" style:family="table-row">
      <style:table-row-properties fo:keep-together="always" style:use-optimal-row-height="false"/>
    </style:style>
    <style:style style:name="Tabella4.16" style:family="table-row">
      <style:table-row-properties fo:keep-together="always" style:use-optimal-row-height="false"/>
    </style:style>
    <style:style style:name="Tabella4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17" style:family="table-row">
      <style:table-row-properties fo:keep-together="always" style:use-optimal-row-height="false"/>
    </style:style>
    <style:style style:name="Tabella4.18" style:family="table-row">
      <style:table-row-properties fo:keep-together="always" style:use-optimal-row-height="false"/>
    </style:style>
    <style:style style:name="Tabella4.19" style:family="table-row">
      <style:table-row-properties style:min-row-height="0.489cm" fo:keep-together="always" style:use-optimal-row-height="false"/>
    </style:style>
    <style:style style:name="Tabella4.20" style:family="table-row">
      <style:table-row-properties style:min-row-height="0.702cm" fo:keep-together="always" style:use-optimal-row-height="false"/>
    </style:style>
    <style:style style:name="Tabella4.21" style:family="table-row">
      <style:table-row-properties fo:keep-together="always" style:use-optimal-row-height="false"/>
    </style:style>
    <style:style style:name="Tabella4.22" style:family="table-row">
      <style:table-row-properties fo:keep-together="always" style:use-optimal-row-height="false"/>
    </style:style>
    <style:style style:name="Tabella4.23" style:family="table-row">
      <style:table-row-properties fo:keep-together="always" style:use-optimal-row-height="false"/>
    </style:style>
    <style:style style:name="Tabella4.24" style:family="table-row">
      <style:table-row-properties fo:keep-together="always" style:use-optimal-row-height="false"/>
    </style:style>
    <style:style style:name="Tabella5" style:family="table">
      <style:table-properties style:width="17.336cm" fo:margin-left="0.009cm" table:align="left"/>
    </style:style>
    <style:style style:name="Tabella5.A" style:family="table-column">
      <style:table-column-properties style:column-width="4.636cm"/>
    </style:style>
    <style:style style:name="Tabella5.B" style:family="table-column">
      <style:table-column-properties style:column-width="1.905cm"/>
    </style:style>
    <style:style style:name="Tabella5.C" style:family="table-column">
      <style:table-column-properties style:column-width="4.445cm"/>
    </style:style>
    <style:style style:name="Tabella5.D" style:family="table-column">
      <style:table-column-properties style:column-width="6.35cm"/>
    </style:style>
    <style:style style:name="Tabella5.1" style:family="table-row">
      <style:table-row-properties style:min-row-height="0.106cm" style:use-optimal-row-height="false"/>
    </style:style>
    <style:style style:name="Tabel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4" style:family="table-row">
      <style:table-row-properties style:min-row-height="0.73cm" style:use-optimal-row-height="false"/>
    </style:style>
    <style:style style:name="Tabella5.7" style:family="table-row">
      <style:table-row-properties fo:keep-together="always" style:use-optimal-row-height="false"/>
    </style:style>
    <style:style style:name="Tabella5.8" style:family="table-row">
      <style:table-row-properties fo:keep-together="always" style:use-optimal-row-height="false"/>
    </style:style>
    <style:style style:name="Tabella5.9" style:family="table-row">
      <style:table-row-properties style:min-row-height="0.894cm" fo:keep-together="always" style:use-optimal-row-height="false"/>
    </style:style>
    <style:style style:name="Tabel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11" style:family="table-row">
      <style:table-row-properties style:min-row-height="0.716cm" style:use-optimal-row-height="false"/>
    </style:style>
    <style:style style:name="Tabella5.14" style:family="table-row">
      <style:table-row-properties fo:keep-together="always" style:use-optimal-row-height="false"/>
    </style:style>
    <style:style style:name="Tabella5.15" style:family="table-row">
      <style:table-row-properties fo:keep-together="always" style:use-optimal-row-height="false"/>
    </style:style>
    <style:style style:name="Tabella5.16" style:family="table-row">
      <style:table-row-properties fo:keep-together="always" style:use-optimal-row-height="false"/>
    </style:style>
    <style:style style:name="Tabella5.17" style:family="table-row">
      <style:table-row-properties fo:keep-together="always" style:use-optimal-row-height="false"/>
    </style:style>
    <style:style style:name="Tabella5.18" style:family="table-row">
      <style:table-row-properties fo:keep-together="always" style:use-optimal-row-height="false"/>
    </style:style>
    <style:style style:name="Tabella5.19" style:family="table-row">
      <style:table-row-properties style:min-row-height="0.489cm" fo:keep-together="always" style:use-optimal-row-height="false"/>
    </style:style>
    <style:style style:name="Tabella5.20" style:family="table-row">
      <style:table-row-properties style:min-row-height="0.702cm" fo:keep-together="always" style:use-optimal-row-height="false"/>
    </style:style>
    <style:style style:name="Tabella5.21" style:family="table-row">
      <style:table-row-properties fo:keep-together="always" style:use-optimal-row-height="false"/>
    </style:style>
    <style:style style:name="Tabella5.22" style:family="table-row">
      <style:table-row-properties fo:keep-together="always" style:use-optimal-row-height="false"/>
    </style:style>
    <style:style style:name="Tabella5.23" style:family="table-row">
      <style:table-row-properties fo:keep-together="always" style:use-optimal-row-height="false"/>
    </style:style>
    <style:style style:name="Tabella5.24" style:family="table-row">
      <style:table-row-properties fo:keep-together="always" style:use-optimal-row-height="false"/>
    </style:style>
    <style:style style:name="Tabella5.25" style:family="table-row">
      <style:table-row-properties fo:keep-together="always" style:use-optimal-row-height="false"/>
    </style:style>
    <style:style style:name="Tabella5.26" style:family="table-row">
      <style:table-row-properties fo:keep-together="always" style:use-optimal-row-height="false"/>
    </style:style>
    <style:style style:name="Tabella5.27" style:family="table-row">
      <style:table-row-properties fo:keep-together="always" style:use-optimal-row-height="false"/>
    </style:style>
    <style:style style:name="Tabella5.28" style:family="table-row">
      <style:table-row-properties fo:keep-together="always" style:use-optimal-row-height="false"/>
    </style:style>
    <style:style style:name="Tabella5.29" style:family="table-row">
      <style:table-row-properties fo:keep-together="always" style:use-optimal-row-height="false"/>
    </style:style>
    <style:style style:name="Tabella5.30" style:family="table-row">
      <style:table-row-properties style:min-row-height="1.326cm"/>
    </style:style>
    <style:style style:name="Tabella6" style:family="table">
      <style:table-properties style:width="17.336cm" fo:margin-left="0.009cm" table:align="left"/>
    </style:style>
    <style:style style:name="Tabella6.A" style:family="table-column">
      <style:table-column-properties style:column-width="4.636cm"/>
    </style:style>
    <style:style style:name="Tabella6.B" style:family="table-column">
      <style:table-column-properties style:column-width="1.905cm"/>
    </style:style>
    <style:style style:name="Tabella6.C" style:family="table-column">
      <style:table-column-properties style:column-width="4.445cm"/>
    </style:style>
    <style:style style:name="Tabella6.D" style:family="table-column">
      <style:table-column-properties style:column-width="6.35cm"/>
    </style:style>
    <style:style style:name="Tabel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4" style:family="table-row">
      <style:table-row-properties style:min-row-height="0.73cm" style:use-optimal-row-height="false"/>
    </style:style>
    <style:style style:name="Tabella6.7" style:family="table-row">
      <style:table-row-properties fo:keep-together="always" style:use-optimal-row-height="false"/>
    </style:style>
    <style:style style:name="Tabella6.8" style:family="table-row">
      <style:table-row-properties fo:keep-together="always" style:use-optimal-row-height="false"/>
    </style:style>
    <style:style style:name="Tabella6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9" style:family="table-row">
      <style:table-row-properties fo:keep-together="always" style:use-optimal-row-height="false"/>
    </style:style>
    <style:style style:name="Tabella6.11" style:family="table-row">
      <style:table-row-properties style:min-row-height="0.716cm" style:use-optimal-row-height="false"/>
    </style:style>
    <style:style style:name="Tabella6.14" style:family="table-row">
      <style:table-row-properties fo:keep-together="always" style:use-optimal-row-height="false"/>
    </style:style>
    <style:style style:name="Tabella6.15" style:family="table-row">
      <style:table-row-properties fo:keep-together="always" style:use-optimal-row-height="false"/>
    </style:style>
    <style:style style:name="Tabella6.16" style:family="table-row">
      <style:table-row-properties fo:keep-together="always" style:use-optimal-row-height="false"/>
    </style:style>
    <style:style style:name="Tabella6.17" style:family="table-row">
      <style:table-row-properties fo:keep-together="always" style:use-optimal-row-height="false"/>
    </style:style>
    <style:style style:name="Tabella6.18" style:family="table-row">
      <style:table-row-properties fo:keep-together="always" style:use-optimal-row-height="false"/>
    </style:style>
    <style:style style:name="Tabella6.19" style:family="table-row">
      <style:table-row-properties fo:keep-together="always" style:use-optimal-row-height="false"/>
    </style:style>
    <style:style style:name="Tabella6.20" style:family="table-row">
      <style:table-row-properties fo:keep-together="always" style:use-optimal-row-height="false"/>
    </style:style>
    <style:style style:name="Tabella6.21" style:family="table-row">
      <style:table-row-properties fo:keep-together="always" style:use-optimal-row-height="false"/>
    </style:style>
    <style:style style:name="Tabella6.22" style:family="table-row">
      <style:table-row-properties fo:keep-together="always" style:use-optimal-row-height="false"/>
    </style:style>
    <style:style style:name="Tabella6.23" style:family="table-row">
      <style:table-row-properties fo:keep-together="always" style:use-optimal-row-height="false"/>
    </style:style>
    <style:style style:name="Tabella7" style:family="table">
      <style:table-properties style:width="17.336cm" fo:margin-left="0.009cm" table:align="left"/>
    </style:style>
    <style:style style:name="Tabella7.A" style:family="table-column">
      <style:table-column-properties style:column-width="4.636cm"/>
    </style:style>
    <style:style style:name="Tabella7.B" style:family="table-column">
      <style:table-column-properties style:column-width="1.905cm"/>
    </style:style>
    <style:style style:name="Tabella7.C" style:family="table-column">
      <style:table-column-properties style:column-width="4.447cm"/>
    </style:style>
    <style:style style:name="Tabella7.D" style:family="table-column">
      <style:table-column-properties style:column-width="6.348cm"/>
    </style:style>
    <style:style style:name="Tabel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4" style:family="table-row">
      <style:table-row-properties style:min-row-height="0.73cm" style:use-optimal-row-height="false"/>
    </style:style>
    <style:style style:name="Tabella7.7" style:family="table-row">
      <style:table-row-properties fo:keep-together="always" style:use-optimal-row-height="false"/>
    </style:style>
    <style:style style:name="Tabella7.8" style:family="table-row">
      <style:table-row-properties fo:keep-together="always" style:use-optimal-row-height="false"/>
    </style:style>
    <style:style style:name="Tabella7.9" style:family="table-row">
      <style:table-row-properties fo:keep-together="always" style:use-optimal-row-height="false"/>
    </style:style>
    <style:style style:name="Tabella7.11" style:family="table-row">
      <style:table-row-properties style:min-row-height="0.716cm" style:use-optimal-row-height="false"/>
    </style:style>
    <style:style style:name="Tabella7.14" style:family="table-row">
      <style:table-row-properties fo:keep-together="always" style:use-optimal-row-height="false"/>
    </style:style>
    <style:style style:name="Tabella7.15" style:family="table-row">
      <style:table-row-properties fo:keep-together="always" style:use-optimal-row-height="false"/>
    </style:style>
    <style:style style:name="Tabella7.16" style:family="table-row">
      <style:table-row-properties fo:keep-together="always" style:use-optimal-row-height="false"/>
    </style:style>
    <style:style style:name="Tabella7.17" style:family="table-row">
      <style:table-row-properties style:min-row-height="0.266cm" fo:keep-together="always" style:use-optimal-row-height="false"/>
    </style:style>
    <style:style style:name="Tabella7.18" style:family="table-row">
      <style:table-row-properties fo:keep-together="always" style:use-optimal-row-height="false"/>
    </style:style>
    <style:style style:name="Tabella7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19" style:family="table-row">
      <style:table-row-properties fo:keep-together="always" style:use-optimal-row-height="false"/>
    </style:style>
    <style:style style:name="Tabella7.20" style:family="table-row">
      <style:table-row-properties fo:keep-together="always" style:use-optimal-row-height="false"/>
    </style:style>
    <style:style style:name="Tabella7.21" style:family="table-row">
      <style:table-row-properties fo:keep-together="always" style:use-optimal-row-height="false"/>
    </style:style>
    <style:style style:name="Tabella7.22" style:family="table-row">
      <style:table-row-properties fo:keep-together="always" style:use-optimal-row-height="false"/>
    </style:style>
    <style:style style:name="Tabella8" style:family="table">
      <style:table-properties style:width="17.336cm" fo:margin-left="0.009cm" table:align="left"/>
    </style:style>
    <style:style style:name="Tabella8.A" style:family="table-column">
      <style:table-column-properties style:column-width="4.636cm"/>
    </style:style>
    <style:style style:name="Tabella8.B" style:family="table-column">
      <style:table-column-properties style:column-width="1.905cm"/>
    </style:style>
    <style:style style:name="Tabella8.C" style:family="table-column">
      <style:table-column-properties style:column-width="4.447cm"/>
    </style:style>
    <style:style style:name="Tabella8.D" style:family="table-column">
      <style:table-column-properties style:column-width="6.348cm"/>
    </style:style>
    <style:style style:name="Tabel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4" style:family="table-row">
      <style:table-row-properties style:min-row-height="0.73cm" style:use-optimal-row-height="false"/>
    </style:style>
    <style:style style:name="Tabella8.7" style:family="table-row">
      <style:table-row-properties fo:keep-together="always" style:use-optimal-row-height="false"/>
    </style:style>
    <style:style style:name="Tabella8.8" style:family="table-row">
      <style:table-row-properties fo:keep-together="always" style:use-optimal-row-height="false"/>
    </style:style>
    <style:style style:name="Tabella8.9" style:family="table-row">
      <style:table-row-properties fo:keep-together="always" style:use-optimal-row-height="false"/>
    </style:style>
    <style:style style:name="Tabella8.11" style:family="table-row">
      <style:table-row-properties style:min-row-height="0.716cm" style:use-optimal-row-height="false"/>
    </style:style>
    <style:style style:name="Tabella8.14" style:family="table-row">
      <style:table-row-properties fo:keep-together="always" style:use-optimal-row-height="false"/>
    </style:style>
    <style:style style:name="Tabella8.15" style:family="table-row">
      <style:table-row-properties fo:keep-together="always" style:use-optimal-row-height="false"/>
    </style:style>
    <style:style style:name="Tabella8.16" style:family="table-row">
      <style:table-row-properties fo:keep-together="always" style:use-optimal-row-height="false"/>
    </style:style>
    <style:style style:name="Tabella8.17" style:family="table-row">
      <style:table-row-properties fo:keep-together="always" style:use-optimal-row-height="false"/>
    </style:style>
    <style:style style:name="Tabella8.18" style:family="table-row">
      <style:table-row-properties fo:keep-together="always" style:use-optimal-row-height="false"/>
    </style:style>
    <style:style style:name="Tabella8.19" style:family="table-row">
      <style:table-row-properties style:min-row-height="0.266cm" fo:keep-together="always" style:use-optimal-row-height="false"/>
    </style:style>
    <style:style style:name="Tabella8.20" style:family="table-row">
      <style:table-row-properties fo:keep-together="always" style:use-optimal-row-height="false"/>
    </style:style>
    <style:style style:name="Tabella8.B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21" style:family="table-row">
      <style:table-row-properties fo:keep-together="always" style:use-optimal-row-height="false"/>
    </style:style>
    <style:style style:name="Tabella8.22" style:family="table-row">
      <style:table-row-properties fo:keep-together="always" style:use-optimal-row-height="false"/>
    </style:style>
    <style:style style:name="Tabella8.23" style:family="table-row">
      <style:table-row-properties fo:keep-together="always" style:use-optimal-row-height="false"/>
    </style:style>
    <style:style style:name="Tabella8.24" style:family="table-row">
      <style:table-row-properties fo:keep-together="always" style:use-optimal-row-height="false"/>
    </style:style>
    <style:style style:name="Tabella8.25" style:family="table-row">
      <style:table-row-properties fo:keep-together="always" style:use-optimal-row-height="false"/>
    </style:style>
    <style:style style:name="Tabella8.26" style:family="table-row">
      <style:table-row-properties fo:keep-together="always" style:use-optimal-row-height="false"/>
    </style:style>
    <style:style style:name="Tabella8.27" style:family="table-row">
      <style:table-row-properties fo:keep-together="always" style:use-optimal-row-height="false"/>
    </style:style>
    <style:style style:name="Tabella9" style:family="table">
      <style:table-properties style:width="17.336cm" fo:margin-left="0.009cm" table:align="left"/>
    </style:style>
    <style:style style:name="Tabella9.A" style:family="table-column">
      <style:table-column-properties style:column-width="4.636cm"/>
    </style:style>
    <style:style style:name="Tabella9.B" style:family="table-column">
      <style:table-column-properties style:column-width="1.905cm"/>
    </style:style>
    <style:style style:name="Tabella9.C" style:family="table-column">
      <style:table-column-properties style:column-width="4.447cm"/>
    </style:style>
    <style:style style:name="Tabella9.D" style:family="table-column">
      <style:table-column-properties style:column-width="6.348cm"/>
    </style:style>
    <style:style style:name="Tabel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4" style:family="table-row">
      <style:table-row-properties style:min-row-height="0.73cm" style:use-optimal-row-height="false"/>
    </style:style>
    <style:style style:name="Tabella9.7" style:family="table-row">
      <style:table-row-properties fo:keep-together="always" style:use-optimal-row-height="false"/>
    </style:style>
    <style:style style:name="Tabella9.8" style:family="table-row">
      <style:table-row-properties fo:keep-together="always" style:use-optimal-row-height="false"/>
    </style:style>
    <style:style style:name="Tabella9.9" style:family="table-row">
      <style:table-row-properties fo:keep-together="always" style:use-optimal-row-height="false"/>
    </style:style>
    <style:style style:name="Tabella9.11" style:family="table-row">
      <style:table-row-properties style:min-row-height="0.716cm" style:use-optimal-row-height="false"/>
    </style:style>
    <style:style style:name="Tabella9.14" style:family="table-row">
      <style:table-row-properties fo:keep-together="always" style:use-optimal-row-height="false"/>
    </style:style>
    <style:style style:name="Tabella9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9.15" style:family="table-row">
      <style:table-row-properties fo:keep-together="always" style:use-optimal-row-height="false"/>
    </style:style>
    <style:style style:name="Tabella9.16" style:family="table-row">
      <style:table-row-properties fo:keep-together="always" style:use-optimal-row-height="false"/>
    </style:style>
    <style:style style:name="Tabella9.17" style:family="table-row">
      <style:table-row-properties fo:keep-together="always" style:use-optimal-row-height="false"/>
    </style:style>
    <style:style style:name="Tabella9.18" style:family="table-row">
      <style:table-row-properties fo:keep-together="always" style:use-optimal-row-height="false"/>
    </style:style>
    <style:style style:name="Tabella9.19" style:family="table-row">
      <style:table-row-properties style:min-row-height="0.162cm" fo:keep-together="always" style:use-optimal-row-height="false"/>
    </style:style>
    <style:style style:name="Tabella9.20" style:family="table-row">
      <style:table-row-properties fo:keep-together="always" style:use-optimal-row-height="false"/>
    </style:style>
    <style:style style:name="Tabella9.21" style:family="table-row">
      <style:table-row-properties fo:keep-together="always" style:use-optimal-row-height="false"/>
    </style:style>
    <style:style style:name="Tabella9.22" style:family="table-row">
      <style:table-row-properties fo:keep-together="always" style:use-optimal-row-height="false"/>
    </style:style>
    <style:style style:name="Tabella9.23" style:family="table-row">
      <style:table-row-properties fo:keep-together="always" style:use-optimal-row-height="false"/>
    </style:style>
    <style:style style:name="Tabella9.24" style:family="table-row">
      <style:table-row-properties fo:keep-together="always" style:use-optimal-row-height="false"/>
    </style:style>
    <style:style style:name="Tabella9.A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25" style:family="table-row">
      <style:table-row-properties fo:keep-together="always" style:use-optimal-row-height="false"/>
    </style:style>
    <style:style style:name="Tabella9.26" style:family="table-row">
      <style:table-row-properties fo:keep-together="always" style:use-optimal-row-height="false"/>
    </style:style>
    <style:style style:name="Tabella9.27" style:family="table-row">
      <style:table-row-properties fo:keep-together="always" style:use-optimal-row-height="false"/>
    </style:style>
    <style:style style:name="Tabella10" style:family="table">
      <style:table-properties style:width="17.336cm" fo:margin-left="0.009cm" table:align="left"/>
    </style:style>
    <style:style style:name="Tabella10.A" style:family="table-column">
      <style:table-column-properties style:column-width="4.636cm"/>
    </style:style>
    <style:style style:name="Tabella10.B" style:family="table-column">
      <style:table-column-properties style:column-width="1.905cm"/>
    </style:style>
    <style:style style:name="Tabella10.C" style:family="table-column">
      <style:table-column-properties style:column-width="4.447cm"/>
    </style:style>
    <style:style style:name="Tabella10.D" style:family="table-column">
      <style:table-column-properties style:column-width="6.348cm"/>
    </style:style>
    <style:style style:name="Tabel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4" style:family="table-row">
      <style:table-row-properties style:min-row-height="0.73cm" style:use-optimal-row-height="false"/>
    </style:style>
    <style:style style:name="Tabella10.7" style:family="table-row">
      <style:table-row-properties fo:keep-together="always" style:use-optimal-row-height="false"/>
    </style:style>
    <style:style style:name="Tabella10.8" style:family="table-row">
      <style:table-row-properties fo:keep-together="always" style:use-optimal-row-height="false"/>
    </style:style>
    <style:style style:name="Tabella10.9" style:family="table-row">
      <style:table-row-properties fo:keep-together="always" style:use-optimal-row-height="false"/>
    </style:style>
    <style:style style:name="Tabella10.11" style:family="table-row">
      <style:table-row-properties style:min-row-height="0.716cm" style:use-optimal-row-height="false"/>
    </style:style>
    <style:style style:name="Tabella10.14" style:family="table-row">
      <style:table-row-properties fo:keep-together="always" style:use-optimal-row-height="false"/>
    </style:style>
    <style:style style:name="Tabella10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0.15" style:family="table-row">
      <style:table-row-properties fo:keep-together="always" style:use-optimal-row-height="false"/>
    </style:style>
    <style:style style:name="Tabella10.16" style:family="table-row">
      <style:table-row-properties fo:keep-together="always" style:use-optimal-row-height="false"/>
    </style:style>
    <style:style style:name="Tabella10.17" style:family="table-row">
      <style:table-row-properties fo:keep-together="always" style:use-optimal-row-height="false"/>
    </style:style>
    <style:style style:name="Tabella10.18" style:family="table-row">
      <style:table-row-properties fo:keep-together="always" style:use-optimal-row-height="false"/>
    </style:style>
    <style:style style:name="Tabella10.19" style:family="table-row">
      <style:table-row-properties fo:keep-together="always" style:use-optimal-row-height="false"/>
    </style:style>
    <style:style style:name="Tabella10.20" style:family="table-row">
      <style:table-row-properties fo:keep-together="always" style:use-optimal-row-height="false"/>
    </style:style>
    <style:style style:name="Tabella10.21" style:family="table-row">
      <style:table-row-properties fo:keep-together="always" style:use-optimal-row-height="false"/>
    </style:style>
    <style:style style:name="Tabella10.22" style:family="table-row">
      <style:table-row-properties fo:keep-together="always" style:use-optimal-row-height="false"/>
    </style:style>
    <style:style style:name="Tabella10.23" style:family="table-row">
      <style:table-row-properties fo:keep-together="always" style:use-optimal-row-height="false"/>
    </style:style>
    <style:style style:name="Tabella10.24" style:family="table-row">
      <style:table-row-properties fo:keep-together="always" style:use-optimal-row-height="false"/>
    </style:style>
    <style:style style:name="Tabella10.25" style:family="table-row">
      <style:table-row-properties fo:keep-together="always" style:use-optimal-row-height="false"/>
    </style:style>
    <style:style style:name="Tabella10.26" style:family="table-row">
      <style:table-row-properties fo:keep-together="always" style:use-optimal-row-height="false"/>
    </style:style>
    <style:style style:name="Tabella10.27" style:family="table-row">
      <style:table-row-properties fo:keep-together="always" style:use-optimal-row-height="false"/>
    </style:style>
    <style:style style:name="Tabella10.28" style:family="table-row">
      <style:table-row-properties fo:keep-together="always" style:use-optimal-row-height="false"/>
    </style:style>
    <style:style style:name="Tabella10.29" style:family="table-row">
      <style:table-row-properties fo:keep-together="always" style:use-optimal-row-height="false"/>
    </style:style>
    <style:style style:name="Tabella10.30" style:family="table-row">
      <style:table-row-properties fo:keep-together="always" style:use-optimal-row-height="false"/>
    </style:style>
    <style:style style:name="Tabella10.31" style:family="table-row">
      <style:table-row-properties fo:keep-together="always" style:use-optimal-row-height="false"/>
    </style:style>
    <style:style style:name="Tabella10.32" style:family="table-row">
      <style:table-row-properties fo:keep-together="always" style:use-optimal-row-height="false"/>
    </style:style>
    <style:style style:name="P1" style:family="paragraph" style:parent-style-name="Standard">
      <style:paragraph-properties fo:margin-top="0cm" fo:margin-bottom="0.282cm" style:contextual-spacing="false" fo:break-before="page"/>
    </style:style>
    <style:style style:name="P2" style:family="paragraph" style:parent-style-name="Standard">
      <style:paragraph-properties fo:margin-top="0cm" fo:margin-bottom="0.282cm" style:contextual-spacing="false"/>
      <style:text-properties fo:language="en" fo:country="GB" style:script-type="latin"/>
    </style:style>
    <style:style style:name="P3" style:family="paragraph" style:parent-style-name="Standard">
      <style:paragraph-properties fo:margin-top="0cm" fo:margin-bottom="0.282cm" style:contextual-spacing="false"/>
    </style:style>
    <style:style style:name="P4" style:family="paragraph" style:parent-style-name="Standard" style:list-style-name="L1">
      <style:paragraph-properties fo:margin-top="0cm" fo:margin-bottom="0.282cm" style:contextual-spacing="false"/>
      <style:text-properties fo:language="en" fo:country="GB" style:script-type="latin"/>
    </style:style>
    <style:style style:name="P5" style:family="paragraph" style:parent-style-name="Standard" style:list-style-name="L2">
      <style:paragraph-properties fo:margin-top="0cm" fo:margin-bottom="0.282cm" style:contextual-spacing="false"/>
      <style:text-properties fo:language="en" fo:country="GB" style:script-type="latin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GB" fo:font-weight="bold" style:font-weight-asian="bold" style:font-weight-complex="bold" style:script-type="latin"/>
    </style:style>
    <style:style style:name="P7" style:family="paragraph" style:parent-style-name="Standard" style:list-style-name="L3">
      <style:paragraph-properties fo:margin-top="0cm" fo:margin-bottom="0.282cm" style:contextual-spacing="false"/>
      <style:text-properties fo:language="en" fo:country="GB" style:script-type="latin"/>
    </style:style>
    <style:style style:name="P8" style:family="paragraph" style:parent-style-name="Standard" style:list-style-name="L4">
      <style:paragraph-properties fo:margin-top="0cm" fo:margin-bottom="0.282cm" style:contextual-spacing="false"/>
      <style:text-properties fo:language="en" fo:country="GB" style:script-type="latin"/>
    </style:style>
    <style:style style:name="P9" style:family="paragraph" style:parent-style-name="Standard" style:list-style-name="L4">
      <style:text-properties fo:language="en" fo:country="GB" style:script-type="latin"/>
    </style:style>
    <style:style style:name="P10" style:family="paragraph" style:parent-style-name="Standard">
      <style:text-properties fo:language="en" fo:country="GB" style:script-type="latin"/>
    </style:style>
    <style:style style:name="P11" style:family="paragraph" style:parent-style-name="Normal">
      <style:paragraph-properties fo:break-before="page"/>
      <style:text-properties fo:language="en" fo:country="GB" style:script-type="latin"/>
    </style:style>
    <style:style style:name="P12" style:family="paragraph" style:parent-style-name="Standard" style:list-style-name="L5">
      <style:paragraph-properties fo:margin-top="0cm" fo:margin-bottom="0.282cm" style:contextual-spacing="false"/>
      <style:text-properties fo:language="en" fo:country="GB" style:script-type="latin"/>
    </style:style>
    <style:style style:name="P13" style:family="paragraph" style:parent-style-name="Standard" style:list-style-name="L6">
      <style:paragraph-properties fo:margin-top="0cm" fo:margin-bottom="0.282cm" style:contextual-spacing="false"/>
      <style:text-properties fo:language="en" fo:country="GB" style:script-type="latin"/>
    </style:style>
    <style:style style:name="P14" style:family="paragraph" style:parent-style-name="Standard" style:list-style-name="L7">
      <style:paragraph-properties fo:margin-top="0cm" fo:margin-bottom="0.282cm" style:contextual-spacing="false"/>
      <style:text-properties fo:language="en" fo:country="GB" style:script-type="latin"/>
    </style:style>
    <style:style style:name="P15" style:family="paragraph" style:parent-style-name="Text_20_body">
      <style:paragraph-properties fo:margin-top="0cm" fo:margin-bottom="0.28cm" style:contextual-spacing="false"/>
      <style:text-properties fo:language="en" fo:country="GB" style:script-type="latin"/>
    </style:style>
    <style:style style:name="P16" style:family="paragraph" style:parent-style-name="Text_20_body" style:list-style-name="L8">
      <style:paragraph-properties fo:margin-left="0cm" fo:margin-top="0cm" fo:margin-bottom="0.282cm" style:contextual-spacing="false" fo:text-indent="0cm" style:auto-text-indent="false">
        <style:tab-stops/>
      </style:paragraph-properties>
      <style:text-properties fo:language="en" fo:country="GB" style:script-type="latin"/>
    </style:style>
    <style:style style:name="P17" style:family="paragraph" style:parent-style-name="Text_20_body">
      <style:paragraph-properties fo:margin-top="0cm" fo:margin-bottom="0.282cm" style:contextual-spacing="false"/>
      <style:text-properties fo:language="en" fo:country="GB" style:script-type="latin"/>
    </style:style>
    <style:style style:name="P18" style:family="paragraph" style:parent-style-name="Standard" style:list-style-name="L9">
      <style:text-properties fo:language="en" fo:country="GB" style:script-type="latin"/>
    </style:style>
    <style:style style:name="P19" style:family="paragraph" style:parent-style-name="Table_20_Contents">
      <style:paragraph-properties fo:margin-top="0cm" fo:margin-bottom="0.499cm" style:contextual-spacing="false"/>
      <style:text-properties fo:language="en" fo:country="GB" fo:font-weight="bold" style:font-weight-asian="bold" style:script-type="latin"/>
    </style:style>
    <style:style style:name="P20" style:family="paragraph" style:parent-style-name="Table_20_Contents">
      <style:paragraph-properties fo:margin-top="0cm" fo:margin-bottom="0.499cm" style:contextual-spacing="false"/>
      <style:text-properties fo:language="en" fo:country="GB" style:script-type="latin"/>
    </style:style>
    <style:style style:name="P21" style:family="paragraph" style:parent-style-name="Normal">
      <style:text-properties fo:language="en" fo:country="GB" style:script-type="latin"/>
    </style:style>
    <style:style style:name="P22" style:family="paragraph" style:parent-style-name="Standard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23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24" style:family="paragraph" style:parent-style-name="Standard">
      <style:paragraph-properties fo:margin-top="0cm" fo:margin-bottom="0.282cm" style:contextual-spacing="false"/>
      <style:text-properties fo:language="it" fo:country="IT" officeooo:rsid="001ae284" officeooo:paragraph-rsid="001ae284" style:script-type="latin"/>
    </style:style>
    <style:style style:name="P25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1ae284" style:script-type="latin"/>
    </style:style>
    <style:style style:name="P26" style:family="paragraph" style:parent-style-name="Standard" style:list-style-name="L7">
      <style:paragraph-properties fo:margin-top="0cm" fo:margin-bottom="0.282cm" style:contextual-spacing="false"/>
      <style:text-properties fo:color="#000000" loext:opacity="100%" fo:language="en" fo:country="GB" style:script-type="latin"/>
    </style:style>
    <style:style style:name="P27" style:family="paragraph" style:parent-style-name="Standard" style:list-style-name="L10">
      <style:paragraph-properties fo:margin-top="0cm" fo:margin-bottom="0.282cm" style:contextual-spacing="false"/>
      <style:text-properties officeooo:paragraph-rsid="000aab89"/>
    </style:style>
    <style:style style:name="P28" style:family="paragraph" style:parent-style-name="Standard" style:list-style-name="L10">
      <style:paragraph-properties fo:margin-top="0cm" fo:margin-bottom="0.282cm" style:contextual-spacing="false"/>
      <style:text-properties officeooo:paragraph-rsid="000e1c8c"/>
    </style:style>
    <style:style style:name="P29" style:family="paragraph" style:parent-style-name="Standard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30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31" style:family="paragraph" style:parent-style-name="Standard" style:list-style-name="L11">
      <style:paragraph-properties fo:margin-top="0cm" fo:margin-bottom="0.282cm" style:contextual-spacing="false"/>
      <style:text-properties fo:language="it" fo:country="IT" officeooo:rsid="000e1c8c" officeooo:paragraph-rsid="000e1c8c" style:script-type="latin"/>
    </style:style>
    <style:style style:name="T1" style:family="text">
      <style:text-properties fo:language="en" fo:country="GB" fo:font-weight="bold" style:font-weight-asian="bold" style:font-weight-complex="bold" style:script-type="latin"/>
    </style:style>
    <style:style style:name="T2" style:family="text">
      <style:text-properties fo:language="it" fo:country="IT" officeooo:rsid="001ae284"/>
    </style:style>
    <style:style style:name="T3" style:family="text">
      <style:text-properties fo:language="it" fo:country="IT" officeooo:rsid="00190195"/>
    </style:style>
    <style:style style:name="T4" style:family="text">
      <style:text-properties fo:language="it" fo:country="IT" officeooo:rsid="001986b4"/>
    </style:style>
    <style:style style:name="T5" style:family="text">
      <style:text-properties officeooo:rsid="000a0331"/>
    </style:style>
    <style:style style:name="T6" style:family="text">
      <style:text-properties fo:language="it" fo:country="IT" officeooo:rsid="00175e55"/>
    </style:style>
    <style:style style:name="T7" style:family="text">
      <style:text-properties fo:language="it" fo:country="IT" officeooo:rsid="0016f6c6"/>
    </style:style>
    <style:style style:name="T8" style:family="text">
      <style:text-properties fo:language="it" fo:country="IT" officeooo:rsid="001c7097"/>
    </style:style>
    <style:style style:name="T9" style:family="text">
      <style:text-properties officeooo:rsid="001c7097"/>
    </style:style>
    <style:style style:name="T10" style:family="text">
      <style:text-properties fo:language="it" fo:country="IT" officeooo:rsid="001567a1"/>
    </style:style>
    <style:style style:name="T11" style:family="text">
      <style:text-properties fo:language="it" fo:country="IT" officeooo:rsid="001387ca"/>
    </style:style>
    <style:style style:name="T12" style:family="text">
      <style:text-properties fo:color="#000000" loext:opacity="100%" fo:language="en" fo:country="GB" officeooo:rsid="000aab89" style:script-type="latin"/>
    </style:style>
    <style:style style:name="T13" style:family="text">
      <style:text-properties fo:color="#000000" loext:opacity="100%" fo:language="en" fo:country="GB" officeooo:rsid="000e1c8c" style:script-type="latin"/>
    </style:style>
    <style:style style:name="T14" style:family="text">
      <style:text-properties fo:color="#000000" loext:opacity="100%" fo:language="it" fo:country="IT" officeooo:rsid="000e1c8c" style:script-type="latin"/>
    </style:style>
    <style:style style:name="T15" style:family="text">
      <style:text-properties fo:language="it" fo:country="IT"/>
    </style:style>
    <style:style style:name="T16" style:family="text">
      <style:text-properties fo:language="it" fo:country="IT" officeooo:rsid="00100244"/>
    </style:style>
    <style:style style:name="T17" style:family="text">
      <style:text-properties officeooo:rsid="000b32db"/>
    </style:style>
    <style:style style:name="T18" style:family="text">
      <style:text-properties fo:language="it" fo:country="IT" officeooo:rsid="0012f8d3"/>
    </style:style>
    <style:style style:name="T19" style:family="text">
      <style:text-properties fo:language="it" fo:country="IT" officeooo:rsid="0011e665"/>
    </style:style>
    <style:style style:name="T20" style:family="text">
      <style:text-properties fo:language="en" fo:country="GB" style:script-type="latin"/>
    </style:style>
    <style:style style:name="T21" style:family="text">
      <style:text-properties fo:color="#000000" loext:opacity="100%" fo:language="it" fo:country="IT" style:script-type="latin"/>
    </style:style>
    <style:style style:name="T22" style:family="text">
      <style:text-properties fo:color="#000000" loext:opacity="100%" fo:language="en" fo:country="GB" style:script-type="latin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"><text:span text:style-name="Default_20_Paragraph_20_Font"><text:span text:style-name="T1">Use case</text:span></text:span></text:p>
          </table:table-cell>
          <table:table-cell table:style-name="Tabella1.B1" table:number-columns-spanned="3" office:value-type="string">
            <text:p text:style-name="P2">Managing a Station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.B2" table:number-columns-spanned="3" office:value-type="string">
            <text:p text:style-name="P2">UC1, v0.3, 26/04/2026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.B2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.B2" table:number-columns-spanned="3" office:value-type="string">
            <text:p text:style-name="P2">Let the network manager edit/register a Station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.B2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.B2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1.7">
          <table:table-cell table:style-name="Tabella1.A2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.A2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1.B2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Network Manager</text:p>
          </table:table-cell>
          <table:covered-table-cell/>
          <table:table-cell table:style-name="Tabella1.B2" office:value-type="string">
            <text:p text:style-name="P2">Wants to register/edit a Station</text:p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System</text:p>
          </table:table-cell>
          <table:covered-table-cell/>
          <table:table-cell table:style-name="Tabella1.B2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1.A2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.B2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1.11">
          <table:table-cell table:style-name="Tabella1.A2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.B2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.B2" table:number-columns-spanned="3" office:value-type="string">
            <text:p text:style-name="P2">A valid Station is registered / updated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.B2" table:number-columns-spanned="3" office:value-type="string">
            <text:p text:style-name="P2">The Network Manager selects a station to edit</text:p>
            <text:p text:style-name="P2">The Network Manager selects “Add station”</text:p>
          </table:table-cell>
          <table:covered-table-cell/>
          <table:covered-table-cell/>
        </table:table-row>
        <table:table-row table:style-name="Tabella1.7">
          <table:table-cell table:style-name="Tabella1.A2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.B2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1.7">
          <table:covered-table-cell table:style-name="Tabella1.A2"/>
          <table:table-cell table:style-name="Tabella1.A2" office:value-type="string">
            <text:p text:style-name="P2">1</text:p>
          </table:table-cell>
          <table:table-cell table:style-name="Tabella1.B2" table:number-columns-spanned="2" office:value-type="string">
            <text:p text:style-name="P2">The system asks the user to insert:</text:p>
            <text:list xml:id="list2992466033" text:style-name="L1">
              <text:list-item>
                <text:p text:style-name="P4">The Station’s name</text:p>
              </text:list-item>
            </text:list>
            <text:list text:style-name="L2">
              <text:list-item>
                <text:p text:style-name="P5">The Station’s coordinates</text:p>
              </text:list-item>
              <text:list-item>
                <text:p text:style-name="P5">The Station’s platforms, including:</text:p>
                <text:list>
                  <text:list-item>
                    <text:p text:style-name="P5">their length</text:p>
                  </text:list-item>
                  <text:list-item>
                    <text:p text:style-name="P5">their locally unique identifier</text:p>
                    <text:list>
                      <text:list-item>
                        <text:p text:style-name="P5">e.g. “1” or “1-East”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ella1.7">
          <table:covered-table-cell table:style-name="Tabella1.A2"/>
          <table:table-cell table:style-name="Tabella1.A2" office:value-type="string">
            <text:p text:style-name="P2">2</text:p>
          </table:table-cell>
          <table:table-cell table:style-name="Tabella1.B2" table:number-columns-spanned="2" office:value-type="string">
            <text:p text:style-name="P2">The user inserts the requested data.</text:p>
          </table:table-cell>
          <table:covered-table-cell/>
        </table:table-row>
        <table:table-row table:style-name="Tabella1.7">
          <table:covered-table-cell table:style-name="Tabella1.A2"/>
          <table:table-cell table:style-name="Tabella1.A2" office:value-type="string">
            <text:p text:style-name="P2">3</text:p>
          </table:table-cell>
          <table:table-cell table:style-name="Tabella1.B2" table:number-columns-spanned="2" office:value-type="string">
            <text:p text:style-name="P2">The user submits the data</text:p>
          </table:table-cell>
          <table:covered-table-cell/>
        </table:table-row>
        <table:table-row table:style-name="Tabella1.18">
          <table:covered-table-cell table:style-name="Tabella1.A2"/>
          <table:table-cell table:style-name="Tabella1.A2" office:value-type="string">
            <text:p text:style-name="P2">4</text:p>
          </table:table-cell>
          <table:table-cell table:style-name="Tabella1.B2" table:number-columns-spanned="2" office:value-type="string">
            <text:p text:style-name="P2">The system registers / updates the station</text:p>
          </table:table-cell>
          <table:covered-table-cell/>
        </table:table-row>
        <table:table-row table:style-name="Tabella1.7">
          <table:table-cell table:style-name="Tabella1.A2" table:number-rows-spanned="4" office:value-type="string">
            <text:p text:style-name="P6">Extensions</text:p>
          </table:table-cell>
          <table:table-cell table:style-name="Tabella1.A2" table:number-columns-spanned="2" office:value-type="string">
            <text:p text:style-name="P6">Step</text:p>
          </table:table-cell>
          <table:covered-table-cell/>
          <table:table-cell table:style-name="Tabella1.B2" office:value-type="string">
            <text:p text:style-name="P6">Alternate Action</text:p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3a</text:p>
          </table:table-cell>
          <table:covered-table-cell/>
          <table:table-cell table:style-name="Tabella1.B2" office:value-type="string">
            <text:p text:style-name="P2">If any of the following checks fail:</text:p>
            <text:list xml:id="list2820806343" text:style-name="L3">
              <text:list-item>
                <text:p text:style-name="P7">The Station’s name must be unique</text:p>
                <text:list>
                  <text:list-item>
                    <text:p text:style-name="P7">Also amongst Junction Names</text:p>
                  </text:list-item>
                </text:list>
              </text:list-item>
              <text:list-item>
                <text:p text:style-name="P7">All platforms identifiers must be unique</text:p>
                <text:list>
                  <text:list-item>
                    <text:p text:style-name="P7">Within a single station</text:p>
                  </text:list-item>
                </text:list>
              </text:list-item>
            </text:list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3a.1</text:p>
          </table:table-cell>
          <table:covered-table-cell/>
          <table:table-cell table:style-name="Tabella1.B2" office:value-type="string">
            <text:p text:style-name="P2">Display an error</text:p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3a.2</text:p>
          </table:table-cell>
          <table:covered-table-cell/>
          <table:table-cell table:style-name="Tabella1.B2" office:value-type="string">
            <text:p text:style-name="P2">Return to step 1</text:p>
          </table:table-cell>
        </table:table-row>
        <table:table-row table:style-name="Tabella1.23">
          <table:table-cell table:style-name="Tabella1.A2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.B2" table:number-columns-spanned="3" office:value-type="string">
            <text:p text:style-name="P2">If the Station is being edited</text:p>
            <text:list text:style-name="L4">
              <text:list-item>
                <text:p text:style-name="P8">fields should be pre-populated with the station’s data</text:p>
              </text:list-item>
              <text:list-item>
                <text:p text:style-name="P9">If any service is using the station</text:p>
                <text:list>
                  <text:list-item>
                    <text:p text:style-name="P9">Inform the user with a warning allowing them to abort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10"/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2.B1" table:number-columns-spanned="3" office:value-type="string">
            <text:p text:style-name="P6">Managing a Junction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6">Release (id)</text:p>
          </table:table-cell>
          <table:table-cell table:style-name="Tabella2.B1" table:number-columns-spanned="3" office:value-type="string">
            <text:p text:style-name="P2">UC2, v0.3, 26/04/2026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2.B1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2.B1" table:number-columns-spanned="3" office:value-type="string">
            <text:p text:style-name="P2">Let the network manager register/edit a Junction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2.B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2.B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2.B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2.7">
          <table:covered-table-cell table:style-name="Tabella2.B1"/>
          <table:table-cell table:style-name="Tabella2.B1" table:number-columns-spanned="2" office:value-type="string">
            <text:p text:style-name="P2">Network Manager</text:p>
          </table:table-cell>
          <table:covered-table-cell/>
          <table:table-cell table:style-name="Tabella2.B1" office:value-type="string">
            <text:p text:style-name="P2">Wants to register/edit a Junction</text:p>
          </table:table-cell>
        </table:table-row>
        <table:table-row table:style-name="Tabella2.7">
          <table:covered-table-cell table:style-name="Tabella2.B1"/>
          <table:table-cell table:style-name="Tabella2.B9" table:number-columns-spanned="2" office:value-type="string">
            <text:p text:style-name="P2">System</text:p>
          </table:table-cell>
          <table:covered-table-cell/>
          <table:table-cell table:style-name="Tabella2.B9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2.B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2.B1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2.11">
          <table:table-cell table:style-name="Tabella2.B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2.B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2.B1" table:number-columns-spanned="3" office:value-type="string">
            <text:p text:style-name="P2">A valid Junction is registered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2.B1" table:number-columns-spanned="3" office:value-type="string">
            <text:p text:style-name="P2">The Network Manager selects a junction to edit</text:p>
            <text:p text:style-name="P2">The Network Manager selects “Add junction”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2">1</text:p>
          </table:table-cell>
          <table:table-cell table:style-name="Tabella2.B1" table:number-columns-spanned="2" office:value-type="string">
            <text:p text:style-name="P2">The system asks the user to insert:</text:p>
            <text:list text:continue-list="list2992466033" text:style-name="L1">
              <text:list-item>
                <text:p text:style-name="P4">The Junction’s name</text:p>
              </text:list-item>
            </text:list>
            <text:list text:style-name="L5">
              <text:list-item>
                <text:p text:style-name="P12">The Junction’s Coordinates</text:p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2">2</text:p>
          </table:table-cell>
          <table:table-cell table:style-name="Tabella2.B1" table:number-columns-spanned="2" office:value-type="string">
            <text:p text:style-name="P2">The user inserts the requested data.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9" office:value-type="string">
            <text:p text:style-name="P2">3</text:p>
          </table:table-cell>
          <table:table-cell table:style-name="Tabella2.B9" table:number-columns-spanned="2" office:value-type="string">
            <text:p text:style-name="P2">The user submits the data</text:p>
          </table:table-cell>
          <table:covered-table-cell/>
        </table:table-row>
        <table:table-row table:style-name="Tabella2.18">
          <table:covered-table-cell table:style-name="Tabella2.B1"/>
          <table:table-cell table:style-name="Tabella2.B9" office:value-type="string">
            <text:p text:style-name="P2">4</text:p>
          </table:table-cell>
          <table:table-cell table:style-name="Tabella2.B9" table:number-columns-spanned="2" office:value-type="string">
            <text:p text:style-name="P2">The system registers / updates the junction</text:p>
          </table:table-cell>
          <table:covered-table-cell/>
        </table:table-row>
        <table:table-row table:style-name="Tabella2.7">
          <table:table-cell table:style-name="Tabella2.B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lternate 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2">3a</text:p>
          </table:table-cell>
          <table:table-cell table:style-name="Tabella2.B1" table:number-columns-spanned="2" office:value-type="string">
            <text:p text:style-name="P2">If any of the following are false:</text:p>
            <text:list text:continue-list="list2820806343" text:style-name="L3">
              <text:list-item>
                <text:p text:style-name="P7">The Junction’s name must be unique</text:p>
                <text:list>
                  <text:list-item>
                    <text:p text:style-name="P7">Also amongst Station Names</text:p>
                  </text:list-item>
                </text:list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9" office:value-type="string">
            <text:p text:style-name="P2">3a.1</text:p>
          </table:table-cell>
          <table:table-cell table:style-name="Tabella2.B9" table:number-columns-spanned="2" office:value-type="string">
            <text:p text:style-name="P2">Display an error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9" office:value-type="string">
            <text:p text:style-name="P2">3a.2</text:p>
          </table:table-cell>
          <table:table-cell table:style-name="Tabella2.B9" table:number-columns-spanned="2" office:value-type="string">
            <text:p text:style-name="P2">Go to step 1</text:p>
          </table:table-cell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2.B1" table:number-columns-spanned="3" office:value-type="string">
            <text:p text:style-name="P2">If the junction is being edited:</text:p>
            <text:list text:style-name="L6">
              <text:list-item>
                <text:p text:style-name="P13">Fields should be pre-populated.</text:p>
              </text:list-item>
            </text:list>
          </table:table-cell>
          <table:covered-table-cell/>
          <table:covered-table-cell/>
        </table:table-row>
      </table:table>
      <text:p text:style-name="P10"/>
      <text:p text:style-name="P1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3.A1" table:number-columns-spanned="3" office:value-type="string">
            <text:p text:style-name="P6">Managing a Line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3.A1" table:number-columns-spanned="3" office:value-type="string">
            <text:p text:style-name="P2">UC3, v0.3, 26/04/2026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3.A1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 table:style-name="Tabella3.4">
          <table:table-cell table:style-name="Tabella3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3.A1" table:number-columns-spanned="3" office:value-type="string">
            <text:p text:style-name="P2">Let the network manager Manage lines in the network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3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3.A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3.7">
          <table:table-cell table:style-name="Tabella3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3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3.8">
          <table:covered-table-cell table:style-name="Tabella3.A1"/>
          <table:table-cell table:style-name="Tabella3.A1" table:number-columns-spanned="2" office:value-type="string">
            <text:p text:style-name="P2">Network Manager</text:p>
          </table:table-cell>
          <table:covered-table-cell/>
          <table:table-cell table:style-name="Tabella3.A1" office:value-type="string">
            <text:p text:style-name="P2">Wants to register/edit a Line</text:p>
          </table:table-cell>
        </table:table-row>
        <table:table-row table:style-name="Tabella3.9">
          <table:covered-table-cell table:style-name="Tabella3.A1"/>
          <table:table-cell table:style-name="Tabella3.B9" table:number-columns-spanned="2" office:value-type="string">
            <text:p text:style-name="P2">System</text:p>
          </table:table-cell>
          <table:covered-table-cell/>
          <table:table-cell table:style-name="Tabella3.B9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3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3.A1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3.11">
          <table:table-cell table:style-name="Tabella3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3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3.A1" table:number-columns-spanned="3" office:value-type="string">
            <text:p text:style-name="P2">A valid Line is registered/updated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3.A1" table:number-columns-spanned="3" office:value-type="string">
            <text:p text:style-name="P2">The Network Manager selects a line to edit</text:p>
            <text:p text:style-name="P2">The Network Manager selects “Add line”</text:p>
          </table:table-cell>
          <table:covered-table-cell/>
          <table:covered-table-cell/>
        </table:table-row>
        <table:table-row table:style-name="Tabella3.14">
          <table:table-cell table:style-name="Tabella3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3.15">
          <table:covered-table-cell table:style-name="Tabella3.A1"/>
          <table:table-cell table:style-name="Tabella3.A1" office:value-type="string">
            <text:p text:style-name="P2">1</text:p>
          </table:table-cell>
          <table:table-cell table:style-name="Tabella3.A1" table:number-columns-spanned="2" office:value-type="string">
            <text:p text:style-name="P2">The system asks the user to insert:</text:p>
            <text:list xml:id="list3187962378" text:style-name="L7">
              <text:list-item>
                <text:p text:style-name="P14">The Line’s origin Junction / Station</text:p>
              </text:list-item>
              <text:list-item>
                <text:p text:style-name="P14">The Line’s destination Junction / Station</text:p>
              </text:list-item>
              <text:list-item>
                <text:p text:style-name="P14">The Line’s number of tracks</text:p>
              </text:list-item>
              <text:list-item>
                <text:p text:style-name="P14">The Line’s length</text:p>
              </text:list-item>
              <text:list-item>
                <text:p text:style-name="P14">The Line’s maximum speed</text:p>
              </text:list-item>
            </text:list>
          </table:table-cell>
          <table:covered-table-cell/>
        </table:table-row>
        <table:table-row table:style-name="Tabella3.16">
          <table:covered-table-cell table:style-name="Tabella3.A1"/>
          <table:table-cell table:style-name="Tabella3.A1" office:value-type="string">
            <text:p text:style-name="P2">2</text:p>
          </table:table-cell>
          <table:table-cell table:style-name="Tabella3.A1" table:number-columns-spanned="2" office:value-type="string">
            <text:p text:style-name="P2">The user inserts the requested data.</text:p>
          </table:table-cell>
          <table:covered-table-cell/>
        </table:table-row>
        <table:table-row table:style-name="Tabella3.17">
          <table:covered-table-cell table:style-name="Tabella3.A1"/>
          <table:table-cell table:style-name="Tabella3.B9" office:value-type="string">
            <text:p text:style-name="P2">3</text:p>
          </table:table-cell>
          <table:table-cell table:style-name="Tabella3.B9" table:number-columns-spanned="2" office:value-type="string">
            <text:p text:style-name="P2">The user submits the data</text:p>
          </table:table-cell>
          <table:covered-table-cell/>
        </table:table-row>
        <table:table-row table:style-name="Tabella3.18">
          <table:covered-table-cell table:style-name="Tabella3.A1"/>
          <table:table-cell table:style-name="Tabella3.B9" office:value-type="string">
            <text:p text:style-name="P2">4</text:p>
          </table:table-cell>
          <table:table-cell table:style-name="Tabella3.B9" table:number-columns-spanned="2" office:value-type="string">
            <text:p text:style-name="P2">The system registers the line</text:p>
          </table:table-cell>
          <table:covered-table-cell/>
        </table:table-row>
        <table:table-row table:style-name="Tabella3.19">
          <table:table-cell table:style-name="Tabella3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3.20">
          <table:covered-table-cell table:style-name="Tabella3.A1"/>
          <table:table-cell table:style-name="Tabella3.A1" office:value-type="string">
            <text:p text:style-name="P2">3a</text:p>
          </table:table-cell>
          <table:table-cell table:style-name="Tabella3.A1" table:number-columns-spanned="2" office:value-type="string">
            <text:p text:style-name="P15">If any of the following conditions fail:</text:p>
            <text:list text:style-name="L8">
              <text:list-item>
                <text:p text:style-name="P16">The Line’s origin must exist</text:p>
              </text:list-item>
              <text:list-item>
                <text:p text:style-name="P16">The Line’s destination must exist</text:p>
              </text:list-item>
            </text:list>
          </table:table-cell>
          <table:covered-table-cell/>
        </table:table-row>
        <table:table-row table:style-name="Tabella3.21">
          <table:covered-table-cell table:style-name="Tabella3.A1"/>
          <table:table-cell table:style-name="Tabella3.B9" office:value-type="string">
            <text:p text:style-name="P2">3a.<text:span text:style-name="T2">1</text:span></text:p>
          </table:table-cell>
          <table:table-cell table:style-name="Tabella3.B9" table:number-columns-spanned="2" office:value-type="string">
            <text:p text:style-name="P17">Display an error</text:p>
          </table:table-cell>
          <table:covered-table-cell/>
        </table:table-row>
        <table:table-row table:style-name="Tabella3.22">
          <table:covered-table-cell table:style-name="Tabella3.A1"/>
          <table:table-cell table:style-name="Tabella3.B9" office:value-type="string">
            <text:p text:style-name="P2">3a.<text:span text:style-name="T2">2</text:span></text:p>
          </table:table-cell>
          <table:table-cell table:style-name="Tabella3.B9" table:number-columns-spanned="2" office:value-type="string">
            <text:p text:style-name="P17">Go to step 1</text:p>
          </table:table-cell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echnology &amp; data </text:span></text:span><text:soft-page-break/><text:span text:style-name="Default_20_Paragraph_20_Font"><text:span text:style-name="T1">Variations</text:span></text:span></text:p>
          </table:table-cell>
          <table:table-cell table:style-name="Tabella3.A1" table:number-columns-spanned="3" office:value-type="string">
            <text:p text:style-name="P2">If the line is being edited</text:p>
            <text:list text:style-name="L9">
              <text:list-item>
                <text:p text:style-name="P18"><text:soft-page-break/>Fields should be pre-populated.</text:p>
              </text:list-item>
              <text:list-item>
                <text:p text:style-name="P18">If any service is using the line</text:p>
                <text:list>
                  <text:list-item>
                    <text:p text:style-name="P18">Inform the user with a warning allowing them to abort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10"/>
      <text:p text:style-name="P1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9">Use case</text:p>
          </table:table-cell>
          <table:table-cell table:style-name="Tabella4.A1" table:number-columns-spanned="3" office:value-type="string">
            <text:p text:style-name="P19">Deleting a Station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9">Release (id)</text:p>
          </table:table-cell>
          <table:table-cell table:style-name="Tabella4.A1" table:number-columns-spanned="3" office:value-type="string">
            <text:p text:style-name="P20">UC4, v0.3, 26/04/2026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9">Context of Use</text:p>
          </table:table-cell>
          <table:table-cell table:style-name="Tabella4.A1" table:number-columns-spanned="3" office:value-type="string">
            <text:p text:style-name="P20">Network Management</text:p>
          </table:table-cell>
          <table:covered-table-cell/>
          <table:covered-table-cell/>
        </table:table-row>
        <table:table-row table:style-name="Tabella4.4">
          <table:table-cell table:style-name="Tabella4.A1" office:value-type="string">
            <text:p text:style-name="P19">Scope</text:p>
          </table:table-cell>
          <table:table-cell table:style-name="Tabella4.A1" table:number-columns-spanned="3" office:value-type="string">
            <text:p text:style-name="P20">Let the network manager delete stations in the networ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9">Level</text:p>
          </table:table-cell>
          <table:table-cell table:style-name="Tabella4.A1" table:number-columns-spanned="3" office:value-type="string">
            <text:p text:style-name="P20">Primary tas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9">Primary actor</text:p>
          </table:table-cell>
          <table:table-cell table:style-name="Tabella4.A1" table:number-columns-spanned="3" office:value-type="string">
            <text:p text:style-name="P20">Network Manager</text:p>
          </table:table-cell>
          <table:covered-table-cell/>
          <table:covered-table-cell/>
        </table:table-row>
        <table:table-row>
          <table:table-cell table:style-name="Tabella4.A1" table:number-rows-spanned="3" office:value-type="string">
            <text:p text:style-name="P19">Stakeholder &amp; interest</text:p>
          </table:table-cell>
          <table:table-cell table:style-name="Tabella4.A1" table:number-columns-spanned="2" office:value-type="string">
            <text:p text:style-name="P19">Stakeholder</text:p>
          </table:table-cell>
          <table:covered-table-cell/>
          <table:table-cell table:style-name="Tabella4.A1" office:value-type="string">
            <text:p text:style-name="P19">Interest</text:p>
          </table:table-cell>
        </table:table-row>
        <table:table-row>
          <table:covered-table-cell table:style-name="Tabella4.A1"/>
          <table:table-cell table:style-name="Tabella4.A1" table:number-columns-spanned="2" office:value-type="string">
            <text:p text:style-name="P20">Network Manager</text:p>
          </table:table-cell>
          <table:covered-table-cell/>
          <table:table-cell table:style-name="Tabella4.A1" office:value-type="string">
            <text:p text:style-name="P20">Wants to delete a station</text:p>
          </table:table-cell>
        </table:table-row>
        <table:table-row>
          <table:covered-table-cell table:style-name="Tabella4.A1"/>
          <table:table-cell table:style-name="Tabella4.B9" table:number-columns-spanned="2" office:value-type="string">
            <text:p text:style-name="P2">System</text:p>
          </table:table-cell>
          <table:covered-table-cell/>
          <table:table-cell table:style-name="Tabella4.B9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4.A1" office:value-type="string">
            <text:p text:style-name="P19">Preconditions</text:p>
          </table:table-cell>
          <table:table-cell table:style-name="Tabella4.A1" table:number-columns-spanned="3" office:value-type="string">
            <text:p text:style-name="P20">The Network Manager is authenticated</text:p>
          </table:table-cell>
          <table:covered-table-cell/>
          <table:covered-table-cell/>
        </table:table-row>
        <table:table-row table:style-name="Tabella4.11">
          <table:table-cell table:style-name="Tabella4.A1" office:value-type="string">
            <text:p text:style-name="P19">Minimal Guarantees</text:p>
          </table:table-cell>
          <table:table-cell table:style-name="Tabella4.A1" table:number-columns-spanned="3" office:value-type="string">
            <text:p text:style-name="P20">None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9">Success Guarantees</text:p>
          </table:table-cell>
          <table:table-cell table:style-name="Tabella4.A1" table:number-columns-spanned="3" office:value-type="string">
            <text:p text:style-name="P20">A station and it’s connected lines (if any) are deleted</text:p>
          </table:table-cell>
          <table:covered-table-cell/>
          <table:covered-table-cell/>
        </table:table-row>
        <table:table-row table:style-name="Tabella4.13">
          <table:table-cell table:style-name="Tabella4.A13" office:value-type="string">
            <text:p text:style-name="P19">Trigger</text:p>
          </table:table-cell>
          <table:table-cell table:style-name="Tabella4.A1" table:number-columns-spanned="3" office:value-type="string">
            <text:p text:style-name="P20">The Network Manager selects a line for deletion.</text:p>
          </table:table-cell>
          <table:covered-table-cell/>
          <table:covered-table-cell/>
        </table:table-row>
        <table:table-row table:style-name="Tabella4.14">
          <table:table-cell table:style-name="Tabella4.A14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4.15">
          <table:covered-table-cell table:style-name="Tabella4.A14"/>
          <table:table-cell table:style-name="Tabella4.A14" office:value-type="string">
            <text:p text:style-name="P2">1</text:p>
          </table:table-cell>
          <table:table-cell table:style-name="Tabella4.A14" table:number-columns-spanned="2" office:value-type="string">
            <text:p text:style-name="P2">The user is asked to confirm the action.</text:p>
          </table:table-cell>
          <table:covered-table-cell/>
        </table:table-row>
        <table:table-row table:style-name="Tabella4.16">
          <table:covered-table-cell table:style-name="Tabella4.A14"/>
          <table:table-cell table:style-name="Tabella4.B16" office:value-type="string">
            <text:p text:style-name="P2">2</text:p>
          </table:table-cell>
          <table:table-cell table:style-name="Tabella4.B16" table:number-columns-spanned="2" office:value-type="string">
            <text:p text:style-name="P2">The system checks if any Service is using this station</text:p>
          </table:table-cell>
          <table:covered-table-cell/>
        </table:table-row>
        <table:table-row table:style-name="Tabella4.17">
          <table:covered-table-cell table:style-name="Tabella4.A14"/>
          <table:table-cell table:style-name="Tabella4.A14" office:value-type="string">
            <text:p text:style-name="P17">3</text:p>
          </table:table-cell>
          <table:table-cell table:style-name="Tabella4.A14" table:number-columns-spanned="2" office:value-type="string">
            <text:p text:style-name="P17">The system checks If any Line connects to this station</text:p>
          </table:table-cell>
          <table:covered-table-cell/>
        </table:table-row>
        <table:table-row table:style-name="Tabella4.18">
          <table:covered-table-cell table:style-name="Tabella4.A14"/>
          <table:table-cell table:style-name="Tabella4.B16" office:value-type="string">
            <text:p text:style-name="P2">4</text:p>
          </table:table-cell>
          <table:table-cell table:style-name="Tabella4.B16" table:number-columns-spanned="2" office:value-type="string">
            <text:p text:style-name="P2">The station is deleted</text:p>
          </table:table-cell>
          <table:covered-table-cell/>
        </table:table-row>
        <table:table-row table:style-name="Tabella4.19">
          <table:table-cell table:style-name="Tabella4.A14" table:number-rows-spanned="6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4.20">
          <table:covered-table-cell table:style-name="Tabella4.A14"/>
          <table:table-cell table:style-name="Tabella4.A14" office:value-type="string">
            <text:p text:style-name="P2">2a.1</text:p>
          </table:table-cell>
          <table:table-cell table:style-name="Tabella4.A14" table:number-columns-spanned="2" office:value-type="string">
            <text:p text:style-name="P15">If any service is scheduled to use this station</text:p>
          </table:table-cell>
          <table:covered-table-cell/>
        </table:table-row>
        <table:table-row table:style-name="Tabella4.21">
          <table:covered-table-cell table:style-name="Tabella4.A14"/>
          <table:table-cell table:style-name="Tabella4.B16" office:value-type="string">
            <text:p text:style-name="P2">2a.2</text:p>
          </table:table-cell>
          <table:table-cell table:style-name="Tabella4.B16" table:number-columns-spanned="2" office:value-type="string">
            <text:p text:style-name="P17">Then display an error informing the user that the station cannot be deleted as it is in use</text:p>
          </table:table-cell>
          <table:covered-table-cell/>
        </table:table-row>
        <table:table-row table:style-name="Tabella4.22">
          <table:covered-table-cell table:style-name="Tabella4.A14"/>
          <table:table-cell table:style-name="Tabella4.B16" office:value-type="string">
            <text:p text:style-name="P2">3a.1</text:p>
          </table:table-cell>
          <table:table-cell table:style-name="Tabella4.B16" table:number-columns-spanned="2" office:value-type="string">
            <text:p text:style-name="P15">If any line is connected to the junction</text:p>
          </table:table-cell>
          <table:covered-table-cell/>
        </table:table-row>
        <table:table-row table:style-name="Tabella4.23">
          <table:covered-table-cell table:style-name="Tabella4.A14"/>
          <table:table-cell table:style-name="Tabella4.B16" office:value-type="string">
            <text:p text:style-name="P2">3a.<text:span text:style-name="T3">1.</text:span><text:span text:style-name="T2">1</text:span></text:p>
          </table:table-cell>
          <table:table-cell table:style-name="Tabella4.B16" table:number-columns-spanned="2" office:value-type="string">
            <text:p text:style-name="P15">Then display a warning that informs the user of the lines that will subsequently be deleted and allows them to continue or abort the deletion.</text:p>
          </table:table-cell>
          <table:covered-table-cell/>
        </table:table-row>
        <table:table-row table:style-name="Tabella4.24">
          <table:covered-table-cell table:style-name="Tabella4.A14"/>
          <table:table-cell table:style-name="Tabella4.B16" office:value-type="string">
            <text:p text:style-name="P2">3a.3</text:p>
          </table:table-cell>
          <table:table-cell table:style-name="Tabella4.B16" table:number-columns-spanned="2" office:value-type="string">
            <text:p text:style-name="P17">Cascade the deletion to the connected lines</text:p>
          </table:table-cell>
          <table:covered-table-cell/>
        </table:table-row>
        <table:table-row>
          <table:table-cell table:style-name="Tabella4.A14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4.A14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P2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 table:style-name="Tabella5.1">
          <table:table-cell table:style-name="Tabella5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5.A1" table:number-columns-spanned="3" office:value-type="string">
            <text:p text:style-name="P6">Deleting a Junction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5.A1" table:number-columns-spanned="3" office:value-type="string">
            <text:p text:style-name="P2">UC5, v0.3, 26/04/2026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5.A1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 table:style-name="Tabella5.4">
          <table:table-cell table:style-name="Tabella5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5.A1" table:number-columns-spanned="3" office:value-type="string">
            <text:p text:style-name="P2">Let the network manager Delete junctions in the networ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5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5.A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5.7">
          <table:table-cell table:style-name="Tabella5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5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5.8">
          <table:covered-table-cell table:style-name="Tabella5.A1"/>
          <table:table-cell table:style-name="Tabella5.A1" table:number-columns-spanned="2" office:value-type="string">
            <text:p text:style-name="P2">Network Manager</text:p>
          </table:table-cell>
          <table:covered-table-cell/>
          <table:table-cell table:style-name="Tabella5.A1" office:value-type="string">
            <text:p text:style-name="P2">Wants to delete a junction</text:p>
          </table:table-cell>
        </table:table-row>
        <table:table-row table:style-name="Tabella5.9">
          <table:covered-table-cell table:style-name="Tabella5.A1"/>
          <table:table-cell table:style-name="Tabella5.B9" table:number-columns-spanned="2" office:value-type="string">
            <text:p text:style-name="P2">System</text:p>
          </table:table-cell>
          <table:covered-table-cell/>
          <table:table-cell table:style-name="Tabella5.B9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5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5.A1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5.11">
          <table:table-cell table:style-name="Tabella5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5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5.A1" table:number-columns-spanned="3" office:value-type="string">
            <text:p text:style-name="P2">A junction and it’s connected lines (if any) are deleted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5.A1" table:number-columns-spanned="3" office:value-type="string">
            <text:p text:style-name="P2">The Network Manager selects a line for deletion.</text:p>
          </table:table-cell>
          <table:covered-table-cell/>
          <table:covered-table-cell/>
        </table:table-row>
        <table:table-row table:style-name="Tabella5.14">
          <table:table-cell table:style-name="Tabella5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5.15">
          <table:covered-table-cell table:style-name="Tabella5.A1"/>
          <table:table-cell table:style-name="Tabella5.A1" office:value-type="string">
            <text:p text:style-name="P2">1</text:p>
          </table:table-cell>
          <table:table-cell table:style-name="Tabella5.A1" table:number-columns-spanned="2" office:value-type="string">
            <text:p text:style-name="P2">The user is asked to confirm the action.</text:p>
          </table:table-cell>
          <table:covered-table-cell/>
        </table:table-row>
        <table:table-row table:style-name="Tabella5.16">
          <table:covered-table-cell table:style-name="Tabella5.A1"/>
          <table:table-cell table:style-name="Tabella5.B9" office:value-type="string">
            <text:p text:style-name="P2">2</text:p>
          </table:table-cell>
          <table:table-cell table:style-name="Tabella5.B9" table:number-columns-spanned="2" office:value-type="string">
            <text:p text:style-name="P2">The system checks if any Service is using this junction</text:p>
          </table:table-cell>
          <table:covered-table-cell/>
        </table:table-row>
        <table:table-row table:style-name="Tabella5.17">
          <table:covered-table-cell table:style-name="Tabella5.A1"/>
          <table:table-cell table:style-name="Tabella5.A1" office:value-type="string">
            <text:p text:style-name="P17">3</text:p>
          </table:table-cell>
          <table:table-cell table:style-name="Tabella5.A1" table:number-columns-spanned="2" office:value-type="string">
            <text:p text:style-name="P17">The system checks If any Line connects to the junction</text:p>
          </table:table-cell>
          <table:covered-table-cell/>
        </table:table-row>
        <table:table-row table:style-name="Tabella5.18">
          <table:covered-table-cell table:style-name="Tabella5.A1"/>
          <table:table-cell table:style-name="Tabella5.B9" office:value-type="string">
            <text:p text:style-name="P2">4</text:p>
          </table:table-cell>
          <table:table-cell table:style-name="Tabella5.B9" table:number-columns-spanned="2" office:value-type="string">
            <text:p text:style-name="P2">The junction is deleted</text:p>
          </table:table-cell>
          <table:covered-table-cell/>
        </table:table-row>
        <table:table-row table:style-name="Tabella5.19">
          <table:table-cell table:style-name="Tabella5.A1" table:number-rows-spanned="11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5.20">
          <table:covered-table-cell table:style-name="Tabella5.A1"/>
          <table:table-cell table:style-name="Tabella5.A1" office:value-type="string">
            <text:p text:style-name="P2">2a.1</text:p>
          </table:table-cell>
          <table:table-cell table:style-name="Tabella5.A1" table:number-columns-spanned="2" office:value-type="string">
            <text:p text:style-name="P15">If any service is scheduled to use the junction</text:p>
          </table:table-cell>
          <table:covered-table-cell/>
        </table:table-row>
        <table:table-row table:style-name="Tabella5.21">
          <table:covered-table-cell table:style-name="Tabella5.A1"/>
          <table:table-cell table:style-name="Tabella5.B9" office:value-type="string">
            <text:p text:style-name="P2">2a.<text:span text:style-name="T4">1.</text:span><text:span text:style-name="T2">1</text:span></text:p>
          </table:table-cell>
          <table:table-cell table:style-name="Tabella5.B9" table:number-columns-spanned="2" office:value-type="string">
            <text:p text:style-name="P17">Then display a warning that informs the user of the impacted service(s), allowing them to <text:span text:style-name="T5">chose to</text:span> continue or abort the deletion.</text:p>
          </table:table-cell>
          <table:covered-table-cell/>
        </table:table-row>
        <table:table-row table:style-name="Tabella5.21">
          <table:covered-table-cell table:style-name="Tabella5.B9"/>
          <table:table-cell table:style-name="Tabella5.B9" office:value-type="string">
            <text:p text:style-name="P22">2a.<text:span text:style-name="T2">1.1.1</text:span></text:p>
          </table:table-cell>
          <table:table-cell table:style-name="Tabella5.B9" table:number-columns-spanned="2" office:value-type="string">
            <text:p text:style-name="P23">If they chose to continue, End</text:p>
          </table:table-cell>
          <table:covered-table-cell/>
        </table:table-row>
        <table:table-row table:style-name="Tabella5.21">
          <table:covered-table-cell table:style-name="Tabella5.B9"/>
          <table:table-cell table:style-name="Tabella5.B9" office:value-type="string">
            <text:p text:style-name="P22">2a.<text:span text:style-name="T2">1.1.2</text:span></text:p>
          </table:table-cell>
          <table:table-cell table:style-name="Tabella5.B9" table:number-columns-spanned="2" office:value-type="string">
            <text:p text:style-name="P23">Else Go to step 3</text:p>
          </table:table-cell>
          <table:covered-table-cell/>
        </table:table-row>
        <table:table-row table:style-name="Tabella5.24">
          <table:covered-table-cell table:style-name="Tabella5.A1"/>
          <table:table-cell table:style-name="Tabella5.B9" office:value-type="string">
            <text:p text:style-name="P2">3a.<text:span text:style-name="T2">1</text:span></text:p>
          </table:table-cell>
          <table:table-cell table:style-name="Tabella5.B9" table:number-columns-spanned="2" office:value-type="string">
            <text:p text:style-name="P15">If any line is connected to the junction</text:p>
          </table:table-cell>
          <table:covered-table-cell/>
        </table:table-row>
        <table:table-row table:style-name="Tabella5.25">
          <table:covered-table-cell table:style-name="Tabella5.A1"/>
          <table:table-cell table:style-name="Tabella5.B9" office:value-type="string">
            <text:p text:style-name="P2">3a.<text:span text:style-name="T2">1.1</text:span></text:p>
          </table:table-cell>
          <table:table-cell table:style-name="Tabella5.B9" table:number-columns-spanned="2" office:value-type="string">
            <text:p text:style-name="P15">Then display a warning that informs the user of the lines that will subsequently be deleted and allows them to <text:span text:style-name="T5">chose to </text:span>continue or abort the deletion.</text:p>
          </table:table-cell>
          <table:covered-table-cell/>
        </table:table-row>
        <table:table-row table:style-name="Tabella5.25">
          <table:covered-table-cell table:style-name="Tabella5.B9"/>
          <table:table-cell table:style-name="Tabella5.B9" office:value-type="string">
            <text:p text:style-name="P22">3a.<text:span text:style-name="T2">1.2</text:span></text:p>
          </table:table-cell>
          <table:table-cell table:style-name="Tabella5.B9" table:number-columns-spanned="2" office:value-type="string">
            <text:p text:style-name="P23">If they chose to continue</text:p>
          </table:table-cell>
          <table:covered-table-cell/>
        </table:table-row>
        <table:table-row table:style-name="Tabella5.25">
          <table:covered-table-cell table:style-name="Tabella5.B9"/>
          <table:table-cell table:style-name="Tabella5.B9" office:value-type="string">
            <text:p text:style-name="P2">3a.<text:span text:style-name="T2">1.2.1</text:span></text:p>
          </table:table-cell>
          <table:table-cell table:style-name="Tabella5.B9" table:number-columns-spanned="2" office:value-type="string">
            <text:p text:style-name="P17"><text:span text:style-name="T6">Then </text:span>Cascade the deletion to the connected lines</text:p>
          </table:table-cell>
          <table:covered-table-cell/>
        </table:table-row>
        <table:table-row table:style-name="Tabella5.25">
          <table:covered-table-cell table:style-name="Tabella5.B9"/>
          <table:table-cell table:style-name="Tabella5.B9" office:value-type="string">
            <text:p text:style-name="P22">3a.<text:span text:style-name="T2">1.2.2</text:span></text:p>
          </table:table-cell>
          <table:table-cell table:style-name="Tabella5.B9" table:number-columns-spanned="2" office:value-type="string">
            <text:p text:style-name="P23">Else, End</text:p>
          </table:table-cell>
          <table:covered-table-cell/>
        </table:table-row>
        <table:table-row table:style-name="Tabella5.29">
          <table:covered-table-cell table:style-name="Tabella5.A1"/>
          <table:table-cell table:style-name="Tabella5.B9" office:value-type="string">
            <text:p text:style-name="P2"><text:span text:style-name="T6"/></text:p>
          </table:table-cell>
          <table:table-cell table:style-name="Tabella5.B9" table:number-columns-spanned="2" office:value-type="string">
            <text:p text:style-name="P17"/>
          </table:table-cell>
          <table:covered-table-cell/>
        </table:table-row>
        <table:table-row table:style-name="Tabella5.30">
          <table:table-cell table:style-name="Tabella5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5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P10"/>
      <text:p text:style-name="P11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6.A1" table:number-columns-spanned="3" office:value-type="string">
            <text:p text:style-name="P6">Deleting a Li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6.A1" table:number-columns-spanned="3" office:value-type="string">
            <text:p text:style-name="P2">UC6, v0.3, 26/04/2026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6.A1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6.A1" table:number-columns-spanned="3" office:value-type="string">
            <text:p text:style-name="P2">Let the network manager Delete lines in the networ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6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6.A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6.7">
          <table:table-cell table:style-name="Tabella6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6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6.8">
          <table:covered-table-cell table:style-name="Tabella6.A1"/>
          <table:table-cell table:style-name="Tabella6.B8" table:number-columns-spanned="2" office:value-type="string">
            <text:p text:style-name="P2">Network Manager</text:p>
          </table:table-cell>
          <table:covered-table-cell/>
          <table:table-cell table:style-name="Tabella6.B8" office:value-type="string">
            <text:p text:style-name="P2">Wants to delete a Line</text:p>
          </table:table-cell>
        </table:table-row>
        <table:table-row table:style-name="Tabella6.9">
          <table:covered-table-cell table:style-name="Tabella6.A1"/>
          <table:table-cell table:style-name="Tabella6.B8" table:number-columns-spanned="2" office:value-type="string">
            <text:p text:style-name="P2">System</text:p>
          </table:table-cell>
          <table:covered-table-cell/>
          <table:table-cell table:style-name="Tabella6.B8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6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6.A1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6.11">
          <table:table-cell table:style-name="Tabella6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6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6.A1" table:number-columns-spanned="3" office:value-type="string">
            <text:p text:style-name="P2">A valid Line is deleted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6.A1" table:number-columns-spanned="3" office:value-type="string">
            <text:p text:style-name="P2">The Network Manager selects a line for deletion.</text:p>
          </table:table-cell>
          <table:covered-table-cell/>
          <table:covered-table-cell/>
        </table:table-row>
        <table:table-row table:style-name="Tabella6.14">
          <table:table-cell table:style-name="Tabella6.A1" table:number-rows-spanned="4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6.15">
          <table:covered-table-cell table:style-name="Tabella6.A1"/>
          <table:table-cell table:style-name="Tabella6.A1" office:value-type="string">
            <text:p text:style-name="P2">1</text:p>
          </table:table-cell>
          <table:table-cell table:style-name="Tabella6.A1" table:number-columns-spanned="2" office:value-type="string">
            <text:p text:style-name="P2">The user is asked to confirm the action.</text:p>
          </table:table-cell>
          <table:covered-table-cell/>
        </table:table-row>
        <table:table-row table:style-name="Tabella6.16">
          <table:covered-table-cell table:style-name="Tabella6.A1"/>
          <table:table-cell table:style-name="Tabella6.A1" office:value-type="string">
            <text:p text:style-name="P2">2</text:p>
          </table:table-cell>
          <table:table-cell table:style-name="Tabella6.A1" table:number-columns-spanned="2" office:value-type="string">
            <text:p text:style-name="P2">The system checks if any Service is scheduled to use the Line</text:p>
          </table:table-cell>
          <table:covered-table-cell/>
        </table:table-row>
        <table:table-row table:style-name="Tabella6.17">
          <table:covered-table-cell table:style-name="Tabella6.A1"/>
          <table:table-cell table:style-name="Tabella6.B8" office:value-type="string">
            <text:p text:style-name="P2">3</text:p>
          </table:table-cell>
          <table:table-cell table:style-name="Tabella6.B8" table:number-columns-spanned="2" office:value-type="string">
            <text:p text:style-name="P2">The line is deleted</text:p>
          </table:table-cell>
          <table:covered-table-cell/>
        </table:table-row>
        <table:table-row table:style-name="Tabella6.18">
          <table:table-cell table:style-name="Tabella6.A1" table:number-rows-spanned="6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6.19">
          <table:covered-table-cell table:style-name="Tabella6.A1"/>
          <table:table-cell table:style-name="Tabella6.A1" office:value-type="string">
            <text:p text:style-name="P2">2a</text:p>
          </table:table-cell>
          <table:table-cell table:style-name="Tabella6.A1" table:number-columns-spanned="2" office:value-type="string">
            <text:p text:style-name="P15">If any service is scheduled to use the line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2">2a<text:span text:style-name="T7">.</text:span><text:span text:style-name="T8">1</text:span></text:p>
          </table:table-cell>
          <table:table-cell table:style-name="Tabella6.B8" table:number-columns-spanned="2" office:value-type="string">
            <text:p text:style-name="P17">Then display a warning that informs the user of the impacted service(s), allowing them to <text:span text:style-name="T5">chose to </text:span>continue or abort the deletion.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22">2a<text:span text:style-name="T7">.</text:span><text:span text:style-name="T8">2</text:span></text:p>
          </table:table-cell>
          <table:table-cell table:style-name="Tabella6.B8" table:number-columns-spanned="2" office:value-type="string">
            <text:p text:style-name="P23">If they chose to continue</text:p>
          </table:table-cell>
          <table:covered-table-cell/>
        </table:table-row>
        <table:table-row table:style-name="Tabella6.20">
          <table:covered-table-cell table:style-name="Tabella6.B8"/>
          <table:table-cell table:style-name="Tabella6.B8" office:value-type="string">
            <text:p text:style-name="P24">2a.<text:span text:style-name="T9">2</text:span>.1</text:p>
          </table:table-cell>
          <table:table-cell table:style-name="Tabella6.B8" table:number-columns-spanned="2" office:value-type="string">
            <text:p text:style-name="P25">Go to step 3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22">2a<text:span text:style-name="T7">.</text:span><text:span text:style-name="T8">2</text:span><text:span text:style-name="T2">.2</text:span></text:p>
          </table:table-cell>
          <table:table-cell table:style-name="Tabella6.B8" table:number-columns-spanned="2" office:value-type="string">
            <text:p text:style-name="P23"><text:span text:style-name="T2">Else,</text:span> End</text:p>
          </table:table-cell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6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P10"/>
      <text:p text:style-name="P11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7.A1" table:number-columns-spanned="3" office:value-type="string">
            <text:p text:style-name="P6">Defining a Train Typ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7.A1" table:number-columns-spanned="3" office:value-type="string">
            <text:p text:style-name="P2">UC7, v0.3, 30/04/2026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7.A1" table:number-columns-spanned="3" office:value-type="string">
            <text:p text:style-name="P2">Service Management</text:p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7.A1" table:number-columns-spanned="3" office:value-type="string">
            <text:p text:style-name="P2">Let a Train Company register one of their trains for use in services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7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7.A1" table:number-columns-spanned="3" office:value-type="string">
            <text:p text:style-name="P2">Train Company</text:p>
          </table:table-cell>
          <table:covered-table-cell/>
          <table:covered-table-cell/>
        </table:table-row>
        <table:table-row table:style-name="Tabella7.7">
          <table:table-cell table:style-name="Tabella7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7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7.8">
          <table:covered-table-cell table:style-name="Tabella7.A1"/>
          <table:table-cell table:style-name="Tabella7.A1" table:number-columns-spanned="2" office:value-type="string">
            <text:p text:style-name="P2">Train Company</text:p>
          </table:table-cell>
          <table:covered-table-cell/>
          <table:table-cell table:style-name="Tabella7.A1" office:value-type="string">
            <text:p text:style-name="P2">Wants to register one of their trains</text:p>
          </table:table-cell>
        </table:table-row>
        <table:table-row table:style-name="Tabella7.9">
          <table:covered-table-cell table:style-name="Tabella7.A1"/>
          <table:table-cell table:style-name="Tabella7.A1" table:number-columns-spanned="2" office:value-type="string">
            <text:p text:style-name="P2">System</text:p>
          </table:table-cell>
          <table:covered-table-cell/>
          <table:table-cell table:style-name="Tabella7.A1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7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7.A1" table:number-columns-spanned="3" office:value-type="string">
            <text:p text:style-name="P2">The Train Company is authenticated</text:p>
          </table:table-cell>
          <table:covered-table-cell/>
          <table:covered-table-cell/>
        </table:table-row>
        <table:table-row table:style-name="Tabella7.11">
          <table:table-cell table:style-name="Tabella7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7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7.A1" table:number-columns-spanned="3" office:value-type="string">
            <text:p text:style-name="P2">A train type is registered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7.A1" table:number-columns-spanned="3" office:value-type="string">
            <text:p text:style-name="P2">The Train Company initiates the creation of a Train Type.</text:p>
          </table:table-cell>
          <table:covered-table-cell/>
          <table:covered-table-cell/>
        </table:table-row>
        <table:table-row table:style-name="Tabella7.14">
          <table:table-cell table:style-name="Tabella7.A1" table:number-rows-spanned="5" office:value-type="string">
            <text:p text:style-name="P6">Description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7.15">
          <table:covered-table-cell table:style-name="Tabella7.A1"/>
          <table:table-cell table:style-name="Tabella7.A1" office:value-type="string">
            <text:p text:style-name="P2">1</text:p>
          </table:table-cell>
          <table:table-cell table:style-name="Tabella7.A1" table:number-columns-spanned="2" office:value-type="string">
            <text:p text:style-name="P2">The Train Company initiates the creation of a Train Type.</text:p>
          </table:table-cell>
          <table:covered-table-cell/>
        </table:table-row>
        <table:table-row table:style-name="Tabella7.16">
          <table:covered-table-cell table:style-name="Tabella7.A1"/>
          <table:table-cell table:style-name="Tabella7.A1" office:value-type="string">
            <text:p text:style-name="P2">2</text:p>
          </table:table-cell>
          <table:table-cell table:style-name="Tabella7.A1" table:number-columns-spanned="2" office:value-type="string">
            <text:p text:style-name="P2">The system asks the user to insert:</text:p>
            <text:list text:continue-list="list3187962378" text:style-name="L7">
              <text:list-item>
                <text:p text:style-name="P14">The Train Type’s identifier</text:p>
              </text:list-item>
              <text:list-item>
                <text:p text:style-name="P14">The Train Type’s max speed</text:p>
              </text:list-item>
              <text:list-item>
                <text:p text:style-name="P14">The Train Type’s type (Cargo / Passenger)</text:p>
              </text:list-item>
              <text:list-item>
                <text:p text:style-name="P26">If Passenger</text:p>
                <text:list>
                  <text:list-item>
                    <text:p text:style-name="P26">The Train Type’s seated Capacity</text:p>
                  </text:list-item>
                  <text:list-item>
                    <text:p text:style-name="P26">The Train Type’s standing Capacity</text:p>
                  </text:list-item>
                </text:list>
              </text:list-item>
            </text:list>
          </table:table-cell>
          <table:covered-table-cell/>
        </table:table-row>
        <table:table-row table:style-name="Tabella7.17">
          <table:covered-table-cell table:style-name="Tabella7.A1"/>
          <table:table-cell table:style-name="Tabella7.A1" office:value-type="string">
            <text:p text:style-name="P2">3</text:p>
          </table:table-cell>
          <table:table-cell table:style-name="Tabella7.A1" table:number-columns-spanned="2" office:value-type="string">
            <text:p text:style-name="P2">The user submits the requested data.</text:p>
          </table:table-cell>
          <table:covered-table-cell/>
        </table:table-row>
        <table:table-row table:style-name="Tabella7.18">
          <table:covered-table-cell table:style-name="Tabella7.A1"/>
          <table:table-cell table:style-name="Tabella7.B18" office:value-type="string">
            <text:p text:style-name="P2">4</text:p>
          </table:table-cell>
          <table:table-cell table:style-name="Tabella7.B18" table:number-columns-spanned="2" office:value-type="string">
            <text:p text:style-name="P2">The train is registered.</text:p>
          </table:table-cell>
          <table:covered-table-cell/>
        </table:table-row>
        <table:table-row table:style-name="Tabella7.19">
          <table:table-cell table:style-name="Tabella7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7.20">
          <table:covered-table-cell table:style-name="Tabella7.A1"/>
          <table:table-cell table:style-name="Tabella7.A1" office:value-type="string">
            <text:p text:style-name="P2">3a</text:p>
          </table:table-cell>
          <table:table-cell table:style-name="Tabella7.A1" table:number-columns-spanned="2" office:value-type="string">
            <text:p text:style-name="P15">If the Train Type identifier is not unique</text:p>
          </table:table-cell>
          <table:covered-table-cell/>
        </table:table-row>
        <table:table-row table:style-name="Tabella7.21">
          <table:covered-table-cell table:style-name="Tabella7.A1"/>
          <table:table-cell table:style-name="Tabella7.B18" office:value-type="string">
            <text:p text:style-name="P2">3a<text:span text:style-name="T10">.</text:span><text:span text:style-name="T8">1</text:span></text:p>
          </table:table-cell>
          <table:table-cell table:style-name="Tabella7.B18" table:number-columns-spanned="2" office:value-type="string">
            <text:p text:style-name="P17">Then display an error informing the user.</text:p>
          </table:table-cell>
          <table:covered-table-cell/>
        </table:table-row>
        <table:table-row table:style-name="Tabella7.22">
          <table:covered-table-cell table:style-name="Tabella7.A1"/>
          <table:table-cell table:style-name="Tabella7.B18" office:value-type="string">
            <text:p text:style-name="P2">3a<text:span text:style-name="T10">.</text:span><text:span text:style-name="T8">2</text:span></text:p>
          </table:table-cell>
          <table:table-cell table:style-name="Tabella7.B18" table:number-columns-spanned="2" office:value-type="string">
            <text:p text:style-name="P17">Return to step 2</text:p>
          </table:table-cell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7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P10"/>
      <text:p text:style-name="P11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8.A1" table:number-columns-spanned="3" office:value-type="string">
            <text:p text:style-name="P6">Registering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8.A1" table:number-columns-spanned="3" office:value-type="string">
            <text:p text:style-name="P2">UC8, v0.4, 03/05/2026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8.A1" table:number-columns-spanned="3" office:value-type="string">
            <text:p text:style-name="P2">Service Management</text:p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8.A1" table:number-columns-spanned="3" office:value-type="string">
            <text:p text:style-name="P2">Let a Train Company register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8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8.A1" table:number-columns-spanned="3" office:value-type="string">
            <text:p text:style-name="P2">Train Company</text:p>
          </table:table-cell>
          <table:covered-table-cell/>
          <table:covered-table-cell/>
        </table:table-row>
        <table:table-row table:style-name="Tabella8.7">
          <table:table-cell table:style-name="Tabella8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8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8.8">
          <table:covered-table-cell table:style-name="Tabella8.A1"/>
          <table:table-cell table:style-name="Tabella8.A1" table:number-columns-spanned="2" office:value-type="string">
            <text:p text:style-name="P2">Train Company</text:p>
          </table:table-cell>
          <table:covered-table-cell/>
          <table:table-cell table:style-name="Tabella8.A1" office:value-type="string">
            <text:p text:style-name="P2">Wants to register a service Type</text:p>
          </table:table-cell>
        </table:table-row>
        <table:table-row table:style-name="Tabella8.9">
          <table:covered-table-cell table:style-name="Tabella8.A1"/>
          <table:table-cell table:style-name="Tabella8.A1" table:number-columns-spanned="2" office:value-type="string">
            <text:p text:style-name="P2">System</text:p>
          </table:table-cell>
          <table:covered-table-cell/>
          <table:table-cell table:style-name="Tabella8.A1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8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8.A1" table:number-columns-spanned="3" office:value-type="string">
            <text:p text:style-name="P2">The Train Company is authenticated</text:p>
          </table:table-cell>
          <table:covered-table-cell/>
          <table:covered-table-cell/>
        </table:table-row>
        <table:table-row table:style-name="Tabella8.11">
          <table:table-cell table:style-name="Tabella8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8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8.A1" table:number-columns-spanned="3" office:value-type="string">
            <text:p text:style-name="P2">A service is registered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8.A1" table:number-columns-spanned="3" office:value-type="string">
            <text:p text:style-name="P2">The Train Company initiates the creation of a Service Type.</text:p>
          </table:table-cell>
          <table:covered-table-cell/>
          <table:covered-table-cell/>
        </table:table-row>
        <table:table-row table:style-name="Tabella8.14">
          <table:table-cell table:style-name="Tabella8.A1" table:number-rows-spanned="7" office:value-type="string">
            <text:p text:style-name="P6">Description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8.15">
          <table:covered-table-cell table:style-name="Tabella8.A1"/>
          <table:table-cell table:style-name="Tabella8.A1" office:value-type="string">
            <text:p text:style-name="P2">1</text:p>
          </table:table-cell>
          <table:table-cell table:style-name="Tabella8.A1" table:number-columns-spanned="2" office:value-type="string">
            <text:p text:style-name="P2">The Train Company initiates the creation of a Service Type</text:p>
          </table:table-cell>
          <table:covered-table-cell/>
        </table:table-row>
        <table:table-row table:style-name="Tabella8.16">
          <table:covered-table-cell table:style-name="Tabella8.A1"/>
          <table:table-cell table:style-name="Tabella8.A1" office:value-type="string">
            <text:p text:style-name="P2">2</text:p>
          </table:table-cell>
          <table:table-cell table:style-name="Tabella8.A1" table:number-columns-spanned="2" office:value-type="string">
            <text:p text:style-name="P2">The system shows a list of registered Train Types.</text:p>
          </table:table-cell>
          <table:covered-table-cell/>
        </table:table-row>
        <table:table-row table:style-name="Tabella8.17">
          <table:covered-table-cell table:style-name="Tabella8.A1"/>
          <table:table-cell table:style-name="Tabella8.A1" office:value-type="string">
            <text:p text:style-name="P2">3</text:p>
          </table:table-cell>
          <table:table-cell table:style-name="Tabella8.A1" table:number-columns-spanned="2" office:value-type="string">
            <text:p text:style-name="P2">The system asks the user to select an existing or create a new Train Type.</text:p>
          </table:table-cell>
          <table:covered-table-cell/>
        </table:table-row>
        <table:table-row table:style-name="Tabella8.18">
          <table:covered-table-cell table:style-name="Tabella8.A1"/>
          <table:table-cell table:style-name="Tabella8.A1" office:value-type="string">
            <text:p text:style-name="P2">4</text:p>
          </table:table-cell>
          <table:table-cell table:style-name="Tabella8.A1" table:number-columns-spanned="2" office:value-type="string">
            <text:p text:style-name="P2">The system asks the user to insert:</text:p>
            <text:list text:continue-numbering="true" text:style-name="L7">
              <text:list-item>
                <text:p text:style-name="P26">This Service Type’s type (Passenger / Cargo)</text:p>
              </text:list-item>
              <text:list-item>
                <text:p text:style-name="P14">The service’s commercial name</text:p>
                <text:list>
                  <text:list-item>
                    <text:p text:style-name="P14">e.g. “Regionale” / “Frecciarossa”</text:p>
                  </text:list-item>
                </text:list>
              </text:list-item>
              <text:list-item>
                <text:p text:style-name="P14">The service’s price / km</text:p>
              </text:list-item>
            </text:list>
          </table:table-cell>
          <table:covered-table-cell/>
        </table:table-row>
        <table:table-row table:style-name="Tabella8.19">
          <table:covered-table-cell table:style-name="Tabella8.A1"/>
          <table:table-cell table:style-name="Tabella8.A1" office:value-type="string">
            <text:p text:style-name="P2">5</text:p>
          </table:table-cell>
          <table:table-cell table:style-name="Tabella8.A1" table:number-columns-spanned="2" office:value-type="string">
            <text:p text:style-name="P2">The user submits the requested data.</text:p>
          </table:table-cell>
          <table:covered-table-cell/>
        </table:table-row>
        <table:table-row table:style-name="Tabella8.20">
          <table:covered-table-cell table:style-name="Tabella8.A1"/>
          <table:table-cell table:style-name="Tabella8.B20" office:value-type="string">
            <text:p text:style-name="P2">6</text:p>
          </table:table-cell>
          <table:table-cell table:style-name="Tabella8.B20" table:number-columns-spanned="2" office:value-type="string">
            <text:p text:style-name="P2">The service type is registered.</text:p>
          </table:table-cell>
          <table:covered-table-cell/>
        </table:table-row>
        <table:table-row table:style-name="Tabella8.21">
          <table:table-cell table:style-name="Tabella8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8.22">
          <table:covered-table-cell table:style-name="Tabella8.A1"/>
          <table:table-cell table:style-name="Tabella8.A1" office:value-type="string">
            <text:p text:style-name="P2">3a</text:p>
          </table:table-cell>
          <table:table-cell table:style-name="Tabella8.A1" table:number-columns-spanned="2" office:value-type="string">
            <text:p text:style-name="P15">If the user decides to create a new Train Type</text:p>
          </table:table-cell>
          <table:covered-table-cell/>
        </table:table-row>
        <table:table-row table:style-name="Tabella8.23">
          <table:covered-table-cell table:style-name="Tabella8.A1"/>
          <table:table-cell table:style-name="Tabella8.A1" office:value-type="string">
            <text:p text:style-name="P2">3a.1</text:p>
          </table:table-cell>
          <table:table-cell table:style-name="Tabella8.A1" table:number-columns-spanned="2" office:value-type="string">
            <text:p text:style-name="P15">Then (UC7: Defining a Train Type).</text:p>
          </table:table-cell>
          <table:covered-table-cell/>
        </table:table-row>
        <table:table-row table:style-name="Tabella8.24">
          <table:covered-table-cell table:style-name="Tabella8.A1"/>
          <table:table-cell table:style-name="Tabella8.A1" office:value-type="string">
            <text:p text:style-name="P2">3a.2</text:p>
          </table:table-cell>
          <table:table-cell table:style-name="Tabella8.A1" table:number-columns-spanned="2" office:value-type="string">
            <text:p text:style-name="P15">Select the newly created Train Type.</text:p>
          </table:table-cell>
          <table:covered-table-cell/>
        </table:table-row>
        <table:table-row table:style-name="Tabella8.25">
          <table:covered-table-cell table:style-name="Tabella8.A1"/>
          <table:table-cell table:style-name="Tabella8.A1" office:value-type="string">
            <text:p text:style-name="P2">5a.1</text:p>
          </table:table-cell>
          <table:table-cell table:style-name="Tabella8.A1" table:number-columns-spanned="2" office:value-type="string">
            <text:p text:style-name="P15">If the service’s commercial name is not unique</text:p>
          </table:table-cell>
          <table:covered-table-cell/>
        </table:table-row>
        <table:table-row table:style-name="Tabella8.26">
          <table:covered-table-cell table:style-name="Tabella8.A1"/>
          <table:table-cell table:style-name="Tabella8.B20" office:value-type="string">
            <text:p text:style-name="P2">5a.<text:span text:style-name="T11">1.</text:span>2</text:p>
          </table:table-cell>
          <table:table-cell table:style-name="Tabella8.B20" table:number-columns-spanned="2" office:value-type="string">
            <text:p text:style-name="P17">Then display an error informing the user.</text:p>
          </table:table-cell>
          <table:covered-table-cell/>
        </table:table-row>
        <table:table-row table:style-name="Tabella8.27">
          <table:covered-table-cell table:style-name="Tabella8.A1"/>
          <table:table-cell table:style-name="Tabella8.B20" office:value-type="string">
            <text:p text:style-name="P2">5a.<text:span text:style-name="T11">1.</text:span>3</text:p>
          </table:table-cell>
          <table:table-cell table:style-name="Tabella8.B20" table:number-columns-spanned="2" office:value-type="string">
            <text:p text:style-name="P17">Return to step 4</text:p>
          </table:table-cell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8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P10"/>
      <text:p text:style-name="P11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9.A1" table:number-columns-spanned="3" office:value-type="string">
            <text:p text:style-name="P6">Service Request Creation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9.A1" table:number-columns-spanned="3" office:value-type="string">
            <text:p text:style-name="P2">UC9, v0.1, 03/05/2026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9.A1" table:number-columns-spanned="3" office:value-type="string">
            <text:p text:style-name="P2">Service Management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9.A1" table:number-columns-spanned="3" office:value-type="string">
            <text:p text:style-name="P2">Let a Train Company create a service request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9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9.A1" table:number-columns-spanned="3" office:value-type="string">
            <text:p text:style-name="P2">Train Company</text:p>
          </table:table-cell>
          <table:covered-table-cell/>
          <table:covered-table-cell/>
        </table:table-row>
        <table:table-row table:style-name="Tabella9.7">
          <table:table-cell table:style-name="Tabella9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9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9.8">
          <table:covered-table-cell table:style-name="Tabella9.A1"/>
          <table:table-cell table:style-name="Tabella9.A1" table:number-columns-spanned="2" office:value-type="string">
            <text:p text:style-name="P2">Train Company</text:p>
          </table:table-cell>
          <table:covered-table-cell/>
          <table:table-cell table:style-name="Tabella9.A1" office:value-type="string">
            <text:p text:style-name="P2">Wants to create a service request</text:p>
          </table:table-cell>
        </table:table-row>
        <table:table-row table:style-name="Tabella9.9">
          <table:covered-table-cell table:style-name="Tabella9.A1"/>
          <table:table-cell table:style-name="Tabella9.A1" table:number-columns-spanned="2" office:value-type="string">
            <text:p text:style-name="P2">System</text:p>
          </table:table-cell>
          <table:covered-table-cell/>
          <table:table-cell table:style-name="Tabella9.A1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9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9.A1" table:number-columns-spanned="3" office:value-type="string">
            <text:p text:style-name="P2">The Train Company is authenticated</text:p>
          </table:table-cell>
          <table:covered-table-cell/>
          <table:covered-table-cell/>
        </table:table-row>
        <table:table-row table:style-name="Tabella9.11">
          <table:table-cell table:style-name="Tabella9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9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9.A1" table:number-columns-spanned="3" office:value-type="string">
            <text:p text:style-name="P2">A service is created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9.A1" table:number-columns-spanned="3" office:value-type="string">
            <text:p text:style-name="P2">The Train Company initiates the creation of a Service Request.</text:p>
          </table:table-cell>
          <table:covered-table-cell/>
          <table:covered-table-cell/>
        </table:table-row>
        <table:table-row table:style-name="Tabella9.14">
          <table:table-cell table:style-name="Tabella9.A14" table:number-rows-spanned="7" office:value-type="string">
            <text:p text:style-name="P6"><text:s/>Description</text:p>
          </table:table-cell>
          <table:table-cell table:style-name="Tabella9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9.15">
          <table:covered-table-cell table:style-name="Tabella9.A14"/>
          <table:table-cell table:style-name="Tabella9.A1" office:value-type="string">
            <text:p text:style-name="P2">1</text:p>
          </table:table-cell>
          <table:table-cell table:style-name="Tabella9.A1" table:number-columns-spanned="2" office:value-type="string">
            <text:p text:style-name="P2">The Train Company initiates the creation of a Service Request.</text:p>
          </table:table-cell>
          <table:covered-table-cell/>
        </table:table-row>
        <table:table-row table:style-name="Tabella9.16">
          <table:covered-table-cell table:style-name="Tabella9.A14"/>
          <table:table-cell table:style-name="Tabella9.A1" office:value-type="string">
            <text:p text:style-name="P2">2</text:p>
          </table:table-cell>
          <table:table-cell table:style-name="Tabella9.A1" table:number-columns-spanned="2" office:value-type="string">
            <text:p text:style-name="P2">The system shows a list of registered Service Types.</text:p>
          </table:table-cell>
          <table:covered-table-cell/>
        </table:table-row>
        <table:table-row table:style-name="Tabella9.17">
          <table:covered-table-cell table:style-name="Tabella9.A14"/>
          <table:table-cell table:style-name="Tabella9.A1" office:value-type="string">
            <text:p text:style-name="P2">3</text:p>
          </table:table-cell>
          <table:table-cell table:style-name="Tabella9.A1" table:number-columns-spanned="2" office:value-type="string">
            <text:p text:style-name="P2">The system asks the user to select an existing or create a new Service Type.</text:p>
          </table:table-cell>
          <table:covered-table-cell/>
        </table:table-row>
        <table:table-row table:style-name="Tabella9.18">
          <table:covered-table-cell table:style-name="Tabella9.A14"/>
          <table:table-cell table:style-name="Tabella9.A1" office:value-type="string">
            <text:p text:style-name="P2">4</text:p>
          </table:table-cell>
          <table:table-cell table:style-name="Tabella9.A1" table:number-columns-spanned="2" office:value-type="string">
            <text:p text:style-name="P2">The system asks the user to insert:</text:p>
            <text:list text:style-name="L10">
              <text:list-item>
                <text:p text:style-name="P27"><text:span text:style-name="Default_20_Paragraph_20_Font"><text:span text:style-name="T12">A list of destinations as:</text:span></text:span></text:p>
                <text:list>
                  <text:list-item>
                    <text:p text:style-name="P27"><text:span text:style-name="Default_20_Paragraph_20_Font"><text:span text:style-name="T12">Stations for the </text:span></text:span><text:span text:style-name="Default_20_Paragraph_20_Font"><text:span text:style-name="T13">service </text:span></text:span><text:span text:style-name="Default_20_Paragraph_20_Font"><text:span text:style-name="T12">to stop at / go via</text:span></text:span></text:p>
                  </text:list-item>
                  <text:list-item>
                    <text:p text:style-name="P27"><text:span text:style-name="Default_20_Paragraph_20_Font"><text:span text:style-name="T12">Junctions for the </text:span></text:span><text:span text:style-name="Default_20_Paragraph_20_Font"><text:span text:style-name="T13">service</text:span></text:span><text:span text:style-name="Default_20_Paragraph_20_Font"><text:span text:style-name="T12"> to go via</text:span></text:span></text:p>
                  </text:list-item>
                </text:list>
              </text:list-item>
              <text:list-item>
                <text:p text:style-name="P27"><text:span text:style-name="Default_20_Paragraph_20_Font"><text:span text:style-name="T12">The time taken between destinations</text:span></text:span></text:p>
              </text:list-item>
              <text:list-item>
                <text:p text:style-name="P27"><text:span text:style-name="Default_20_Paragraph_20_Font"><text:span text:style-name="T12">A list of Dispatch Times (Applies to the first station in the list):</text:span></text:span></text:p>
                <text:list>
                  <text:list-item>
                    <text:p text:style-name="P27"><text:span text:style-name="Default_20_Paragraph_20_Font"><text:span text:style-name="T12">A time in terms of `hh:mm`</text:span></text:span></text:p>
                  </text:list-item>
                  <text:list-item>
                    <text:p text:style-name="P28"><text:span text:style-name="Default_20_Paragraph_20_Font"><text:span text:style-name="T14">Train number</text:span></text:span></text:p>
                  </text:list-item>
                  <text:list-item>
                    <text:p text:style-name="P27"><text:span text:style-name="Default_20_Paragraph_20_Font"><text:span text:style-name="T12">On what days of the week the dispatch time is used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ella9.19">
          <table:covered-table-cell table:style-name="Tabella9.A14"/>
          <table:table-cell table:style-name="Tabella9.A1" office:value-type="string">
            <text:p text:style-name="P2">5</text:p>
          </table:table-cell>
          <table:table-cell table:style-name="Tabella9.A1" table:number-columns-spanned="2" office:value-type="string">
            <text:p text:style-name="P2">The user submits the requested data.</text:p>
          </table:table-cell>
          <table:covered-table-cell/>
        </table:table-row>
        <table:table-row table:style-name="Tabella9.20">
          <table:covered-table-cell table:style-name="Tabella9.A14"/>
          <table:table-cell table:style-name="Tabella9.A1" office:value-type="string">
            <text:p text:style-name="P2">6</text:p>
          </table:table-cell>
          <table:table-cell table:style-name="Tabella9.A1" table:number-columns-spanned="2" office:value-type="string">
            <text:p text:style-name="P2">The service request is created.</text:p>
          </table:table-cell>
          <table:covered-table-cell/>
        </table:table-row>
        <table:table-row table:style-name="Tabella9.21">
          <table:table-cell table:style-name="Tabella9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9.A1" office:value-type="string">
            <text:p text:style-name="P6">Step</text:p>
          </table:table-cell>
          <table:table-cell table:style-name="Tabella9.A1" table:number-columns-spanned="2" office:value-type="string">
            <text:p text:style-name="P6">Other Action</text:p>
          </table:table-cell>
          <table:covered-table-cell/>
        </table:table-row>
        <table:table-row table:style-name="Tabella9.22">
          <table:covered-table-cell table:style-name="Tabella9.A1"/>
          <table:table-cell table:style-name="Tabella9.A1" office:value-type="string">
            <text:p text:style-name="P2">3a</text:p>
          </table:table-cell>
          <table:table-cell table:style-name="Tabella9.A1" table:number-columns-spanned="2" office:value-type="string">
            <text:p text:style-name="P2">If the user decides to create a new Service Type</text:p>
          </table:table-cell>
          <table:covered-table-cell/>
        </table:table-row>
        <table:table-row table:style-name="Tabella9.23">
          <table:covered-table-cell table:style-name="Tabella9.A1"/>
          <table:table-cell table:style-name="Tabella9.A1" office:value-type="string">
            <text:p text:style-name="P2">3a.1</text:p>
          </table:table-cell>
          <table:table-cell table:style-name="Tabella9.A1" table:number-columns-spanned="2" office:value-type="string">
            <text:p text:style-name="P2">Then (UC8: Defining a Train Type)</text:p>
          </table:table-cell>
          <table:covered-table-cell/>
        </table:table-row>
        <table:table-row table:style-name="Tabella9.23">
          <table:covered-table-cell table:style-name="Tabella9.A24"/>
          <table:table-cell table:style-name="Tabella9.A24" office:value-type="string">
            <text:p text:style-name="P2">3a.2</text:p>
          </table:table-cell>
          <table:table-cell table:style-name="Tabella9.A24" table:number-columns-spanned="2" office:value-type="string">
            <text:p text:style-name="P2">Select the newly created Train Type.</text:p>
          </table:table-cell>
          <table:covered-table-cell/>
        </table:table-row>
        <table:table-row table:style-name="Tabella9.23">
          <table:covered-table-cell table:style-name="Tabella9.A24"/>
          <table:table-cell table:style-name="Tabella9.A24" office:value-type="string">
            <text:p text:style-name="P29">5a.1</text:p>
          </table:table-cell>
          <table:table-cell table:style-name="Tabella9.A24" table:number-columns-spanned="2" office:value-type="string">
            <text:p text:style-name="P29">If any<text:span text:style-name="T15"> </text:span><text:span text:style-name="T16">of the following</text:span><text:span text:style-name="T15"> </text:span>are true:</text:p>
            <text:list text:style-name="L11">
              <text:list-item>
                <text:p text:style-name="P30">The Network Manager did not insert at least 2 <text:span text:style-name="T17">stations</text:span> in the destinations list</text:p>
              </text:list-item>
              <text:list-item>
                <text:p text:style-name="P30">The first element of the destinations list is not a station</text:p>
              </text:list-item>
              <text:list-item>
                <text:p text:style-name="P31">Any train number inserted is not unique across all services</text:p>
              </text:list-item>
            </text:list>
          </table:table-cell>
          <table:covered-table-cell/>
        </table:table-row>
        <table:table-row table:style-name="Tabella9.23">
          <table:covered-table-cell table:style-name="Tabella9.A24"/>
          <table:table-cell table:style-name="Tabella9.A24" office:value-type="string">
            <text:p text:style-name="P29">5a.<text:span text:style-name="T18">1.</text:span><text:span text:style-name="T2">1</text:span></text:p>
          </table:table-cell>
          <table:table-cell table:style-name="Tabella9.A24" table:number-columns-spanned="2" office:value-type="string">
            <text:p text:style-name="P29"><text:span text:style-name="T19">D</text:span>isplay an error</text:p>
          </table:table-cell>
          <table:covered-table-cell/>
        </table:table-row>
        <table:table-row table:style-name="Tabella9.23">
          <table:covered-table-cell table:style-name="Tabella9.A24"/>
          <table:table-cell table:style-name="Tabella9.A24" office:value-type="string">
            <text:p text:style-name="P29">5a.<text:span text:style-name="T18">1.</text:span><text:span text:style-name="T2">2</text:span></text:p>
          </table:table-cell>
          <table:table-cell table:style-name="Tabella9.A24" table:number-columns-spanned="2" office:value-type="string">
            <text:p text:style-name="P29">Go to step 4</text:p>
          </table:table-cell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9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P21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10.A1" table:number-columns-spanned="3" office:value-type="string">
            <text:p text:style-name="P6">Service Request Review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0.A1" table:number-columns-spanned="3" office:value-type="string">
            <text:p text:style-name="P2">UC10, v0.1, 03/05/2026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0.A1" table:number-columns-spanned="3" office:value-type="string">
            <text:p text:style-name="P2">Service Management</text:p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0.A1" table:number-columns-spanned="3" office:value-type="string">
            <text:p text:style-name="P2">Let the Network Manager review a service request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0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0.A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10.7">
          <table:table-cell table:style-name="Tabella10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10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0.8">
          <table:covered-table-cell table:style-name="Tabella10.A1"/>
          <table:table-cell table:style-name="Tabella10.A1" table:number-columns-spanned="2" office:value-type="string">
            <text:p text:style-name="P2">Train Company</text:p>
          </table:table-cell>
          <table:covered-table-cell/>
          <table:table-cell table:style-name="Tabella10.A1" office:value-type="string">
            <text:p text:style-name="P2">Wants to review a service request</text:p>
          </table:table-cell>
        </table:table-row>
        <table:table-row table:style-name="Tabella10.9">
          <table:covered-table-cell table:style-name="Tabella10.A1"/>
          <table:table-cell table:style-name="Tabella10.A1" table:number-columns-spanned="2" office:value-type="string">
            <text:p text:style-name="P2">System</text:p>
          </table:table-cell>
          <table:covered-table-cell/>
          <table:table-cell table:style-name="Tabella10.A1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10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0.A1" table:number-columns-spanned="3" office:value-type="string">
            <text:p text:style-name="P2">The Network Manager is authenticated.<text:line-break/>There is a Service Request not yet reviewed.</text:p>
          </table:table-cell>
          <table:covered-table-cell/>
          <table:covered-table-cell/>
        </table:table-row>
        <table:table-row table:style-name="Tabella10.11">
          <table:table-cell table:style-name="Tabella10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0.A1" table:number-columns-spanned="3" office:value-type="string">
            <text:p text:style-name="P2">An invalid service request is denied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0.A1" table:number-columns-spanned="3" office:value-type="string">
            <text:p text:style-name="P2">A service is approved, with possible amendment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0.A1" table:number-columns-spanned="3" office:value-type="string">
            <text:p text:style-name="P2">The Network Management initiates the review of a Service Request.</text:p>
          </table:table-cell>
          <table:covered-table-cell/>
          <table:covered-table-cell/>
        </table:table-row>
        <table:table-row table:style-name="Tabella10.14">
          <table:table-cell table:style-name="Tabella10.A14" table:number-rows-spanned="17" office:value-type="string">
            <text:p text:style-name="P6">Description</text:p>
          </table:table-cell>
          <table:table-cell table:style-name="Tabella10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10.15">
          <table:covered-table-cell table:style-name="Tabella10.A14"/>
          <table:table-cell table:style-name="Tabella10.A1" office:value-type="string">
            <text:p text:style-name="P2">1</text:p>
          </table:table-cell>
          <table:table-cell table:style-name="Tabella10.A1" table:number-columns-spanned="2" office:value-type="string">
            <text:p text:style-name="P2">The Train Company initiates the creation of a Service Request.</text:p>
          </table:table-cell>
          <table:covered-table-cell/>
        </table:table-row>
        <table:table-row table:style-name="Tabella10.16">
          <table:covered-table-cell table:style-name="Tabella10.A14"/>
          <table:table-cell table:style-name="Tabella10.A1" office:value-type="string">
            <text:p text:style-name="P2">2</text:p>
          </table:table-cell>
          <table:table-cell table:style-name="Tabella10.A1" table:number-columns-spanned="2" office:value-type="string">
            <text:p text:style-name="P2">The system shows a list of registered Service Requests.</text:p>
          </table:table-cell>
          <table:covered-table-cell/>
        </table:table-row>
        <table:table-row table:style-name="Tabella10.17">
          <table:covered-table-cell table:style-name="Tabella10.A14"/>
          <table:table-cell table:style-name="Tabella10.A1" office:value-type="string">
            <text:p text:style-name="P2">3</text:p>
          </table:table-cell>
          <table:table-cell table:style-name="Tabella10.A1" table:number-columns-spanned="2" office:value-type="string">
            <text:p text:style-name="P2">The system asks the user to select a Service Request.</text:p>
          </table:table-cell>
          <table:covered-table-cell/>
        </table:table-row>
        <table:table-row table:style-name="Tabella10.18">
          <table:covered-table-cell table:style-name="Tabella10.A14"/>
          <table:table-cell table:style-name="Tabella10.A1" office:value-type="string">
            <text:p text:style-name="P2">4</text:p>
          </table:table-cell>
          <table:table-cell table:style-name="Tabella10.A1" table:number-columns-spanned="2" office:value-type="string">
            <text:p text:style-name="P2">The user selects a Service Request.</text:p>
          </table:table-cell>
          <table:covered-table-cell/>
        </table:table-row>
        <table:table-row table:style-name="Tabella10.19">
          <table:covered-table-cell table:style-name="Tabella10.A14"/>
          <table:table-cell table:style-name="Tabella10.A1" office:value-type="string">
            <text:p text:style-name="P2">5</text:p>
          </table:table-cell>
          <table:table-cell table:style-name="Tabella10.A1" table:number-columns-spanned="2" office:value-type="string">
            <text:p text:style-name="P2">The system performs automated service integrity checks.</text:p>
          </table:table-cell>
          <table:covered-table-cell/>
        </table:table-row>
        <table:table-row table:style-name="Tabella10.20">
          <table:covered-table-cell table:style-name="Tabella10.A14"/>
          <table:table-cell table:style-name="Tabella10.A1" office:value-type="string">
            <text:p text:style-name="P2">6</text:p>
          </table:table-cell>
          <table:table-cell table:style-name="Tabella10.A1" table:number-columns-spanned="2" office:value-type="string">
            <text:p text:style-name="P2">The system shows the results of the integrity checks.</text:p>
          </table:table-cell>
          <table:covered-table-cell/>
        </table:table-row>
        <table:table-row table:style-name="Tabella10.21">
          <table:covered-table-cell table:style-name="Tabella10.A14"/>
          <table:table-cell table:style-name="Tabella10.A1" office:value-type="string">
            <text:p text:style-name="P2">7</text:p>
          </table:table-cell>
          <table:table-cell table:style-name="Tabella10.A1" table:number-columns-spanned="2" office:value-type="string">
            <text:p text:style-name="P2">The system asks the user to select an operation between deny, amend and approve.</text:p>
          </table:table-cell>
          <table:covered-table-cell/>
        </table:table-row>
        <table:table-row table:style-name="Tabella10.22">
          <table:covered-table-cell table:style-name="Tabella10.A14"/>
          <table:table-cell table:style-name="Tabella10.A1" office:value-type="string">
            <text:p text:style-name="P2">8</text:p>
          </table:table-cell>
          <table:table-cell table:style-name="Tabella10.A1" table:number-columns-spanned="2" office:value-type="string">
            <text:p text:style-name="P2">If the user selects “deny”</text:p>
          </table:table-cell>
          <table:covered-table-cell/>
        </table:table-row>
        <table:table-row table:style-name="Tabella10.23">
          <table:covered-table-cell table:style-name="Tabella10.A14"/>
          <table:table-cell table:style-name="Tabella10.A1" office:value-type="string">
            <text:p text:style-name="P2">8.1</text:p>
          </table:table-cell>
          <table:table-cell table:style-name="Tabella10.A1" table:number-columns-spanned="2" office:value-type="string">
            <text:p text:style-name="P2">The system deletes the service request.</text:p>
          </table:table-cell>
          <table:covered-table-cell/>
        </table:table-row>
        <table:table-row table:style-name="Tabella10.24">
          <table:covered-table-cell table:style-name="Tabella10.A14"/>
          <table:table-cell table:style-name="Tabella10.A1" office:value-type="string">
            <text:p text:style-name="P2">9</text:p>
          </table:table-cell>
          <table:table-cell table:style-name="Tabella10.A1" table:number-columns-spanned="2" office:value-type="string">
            <text:p text:style-name="P2">If the user selects “amend”</text:p>
          </table:table-cell>
          <table:covered-table-cell/>
        </table:table-row>
        <table:table-row table:style-name="Tabella10.25">
          <table:covered-table-cell table:style-name="Tabella10.A14"/>
          <table:table-cell table:style-name="Tabella10.A1" office:value-type="string">
            <text:p text:style-name="P2">9.2</text:p>
          </table:table-cell>
          <table:table-cell table:style-name="Tabella10.A1" table:number-columns-spanned="2" office:value-type="string">
            <text:p text:style-name="P3"><text:span text:style-name="T20">The system shows </text:span><text:span text:style-name="Default_20_Paragraph_20_Font"><text:span text:style-name="T21">UC9</text:span></text:span><text:span text:style-name="Default_20_Paragraph_20_Font"><text:span text:style-name="T14">[</text:span></text:span><text:span text:style-name="Default_20_Paragraph_20_Font"><text:span text:style-name="T21">step4</text:span></text:span><text:span text:style-name="Default_20_Paragraph_20_Font"><text:span text:style-name="T14">]</text:span></text:span><text:span text:style-name="Default_20_Paragraph_20_Font"><text:span text:style-name="T22">, precompiled.</text:span></text:span></text:p>
          </table:table-cell>
          <table:covered-table-cell/>
        </table:table-row>
        <table:table-row table:style-name="Tabella10.26">
          <table:covered-table-cell table:style-name="Tabella10.A14"/>
          <table:table-cell table:style-name="Tabella10.A1" office:value-type="string">
            <text:p text:style-name="P2">9.3</text:p>
          </table:table-cell>
          <table:table-cell table:style-name="Tabella10.A1" table:number-columns-spanned="2" office:value-type="string">
            <text:p text:style-name="P2">The network manager inserts changes.</text:p>
          </table:table-cell>
          <table:covered-table-cell/>
        </table:table-row>
        <table:table-row table:style-name="Tabella10.27">
          <table:covered-table-cell table:style-name="Tabella10.A14"/>
          <table:table-cell table:style-name="Tabella10.A1" office:value-type="string">
            <text:p text:style-name="P2">9.4</text:p>
          </table:table-cell>
          <table:table-cell table:style-name="Tabella10.A1" table:number-columns-spanned="2" office:value-type="string">
            <text:p text:style-name="P2">Go to step 5</text:p>
          </table:table-cell>
          <table:covered-table-cell/>
        </table:table-row>
        <table:table-row table:style-name="Tabella10.28">
          <table:covered-table-cell table:style-name="Tabella10.A14"/>
          <table:table-cell table:style-name="Tabella10.A1" office:value-type="string">
            <text:p text:style-name="P2">10.1</text:p>
          </table:table-cell>
          <table:table-cell table:style-name="Tabella10.A1" table:number-columns-spanned="2" office:value-type="string">
            <text:p text:style-name="P2">If the user selects “approve”</text:p>
          </table:table-cell>
          <table:covered-table-cell/>
        </table:table-row>
        <table:table-row table:style-name="Tabella10.29">
          <table:covered-table-cell table:style-name="Tabella10.A14"/>
          <table:table-cell table:style-name="Tabella10.A1" office:value-type="string">
            <text:p text:style-name="P2">10.2</text:p>
          </table:table-cell>
          <table:table-cell table:style-name="Tabella10.A1" table:number-columns-spanned="2" office:value-type="string">
            <text:p text:style-name="P2">The system saves the service as effective.</text:p>
          </table:table-cell>
          <table:covered-table-cell/>
        </table:table-row>
        <table:table-row table:style-name="Tabella10.30">
          <table:covered-table-cell table:style-name="Tabella10.A14"/>
          <table:table-cell table:style-name="Tabella10.A1" office:value-type="string">
            <text:p text:style-name="P2">11</text:p>
          </table:table-cell>
          <table:table-cell table:style-name="Tabella10.A1" table:number-columns-spanned="2" office:value-type="string">
            <text:p text:style-name="P2">The system notifies the Train Company that requested the service.</text:p>
          </table:table-cell>
          <table:covered-table-cell/>
        </table:table-row>
        <table:table-row table:style-name="Tabella10.31">
          <table:table-cell table:style-name="Tabella10.A1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10.A1" office:value-type="string">
            <text:p text:style-name="P6">Step</text:p>
          </table:table-cell>
          <table:table-cell table:style-name="Tabella10.A1" table:number-columns-spanned="2" office:value-type="string">
            <text:p text:style-name="P6">Other Action</text:p>
          </table:table-cell>
          <table:covered-table-cell/>
        </table:table-row>
        <table:table-row table:style-name="Tabella10.32">
          <table:table-cell table:style-name="Tabella10.A14" office:value-type="string">
            <text:p text:style-name="P2"/>
          </table:table-cell>
          <table:table-cell table:style-name="Tabella10.A1" office:value-type="string">
            <text:p text:style-name="P2">-</text:p>
          </table:table-cell>
          <table:table-cell table:style-name="Tabella10.A1" table:number-columns-spanned="2" office:value-type="string">
            <text:p text:style-name="P2">None</text:p>
          </table:table-cell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0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6-04-26T08:16:00Z</meta:creation-date>
    <dc:date>2026-05-03T20:00:55.929588900</dc:date>
    <meta:editing-cycles>35</meta:editing-cycles>
    <meta:editing-duration>PT17H42M45S</meta:editing-duration>
    <meta:document-statistic meta:table-count="10" meta:image-count="0" meta:object-count="0" meta:page-count="15" meta:paragraph-count="600" meta:word-count="2159" meta:character-count="12430" meta:non-whitespace-character-count="10919"/>
    <meta:template xlink:type="simple" xlink:actuate="onRequest" xlink:title="" xlink:href="Normal.dotm"/>
  </office:meta>
</office:document-meta>
</file>